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031790" table:style-name="ce5">
            <text:p>7.031.790</text:p>
          </table:table-cell>
          <table:table-cell office:value-type="float" office:value="1193300" table:style-name="ce5">
            <text:p>1.193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0556340" table:style-name="ce6">
            <text:p>10.556.340</text:p>
          </table:table-cell>
          <table:table-cell office:value-type="float" office:value="10619062" table:style-name="ce6">
            <text:p>10.619.062</text:p>
          </table:table-cell>
          <table:table-cell office:value-type="percentage" office:value="1.0059416426526617" table:style-name="ce7">
            <text:p>100,6%</text:p>
          </table:table-cell>
          <table:table-cell office:value-type="float" office:value="6012543" table:style-name="ce5">
            <text:p>6.012.543</text:p>
          </table:table-cell>
          <table:table-cell office:value-type="float" office:value="4901710" table:style-name="ce5">
            <text:p>4.901.710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13605" table:style-name="ce5">
            <text:p>1.213.605</text:p>
          </table:table-cell>
          <table:table-cell office:value-type="float" office:value="170500" table:style-name="ce5">
            <text:p>170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34505" table:style-name="ce6">
            <text:p>1.734.505</text:p>
          </table:table-cell>
          <table:table-cell office:value-type="float" office:value="1708972" table:style-name="ce6">
            <text:p>1.708.972</text:p>
          </table:table-cell>
          <table:table-cell office:value-type="percentage" office:value="0.98527937365415497" table:style-name="ce7">
            <text:p>98,5%</text:p>
          </table:table-cell>
          <table:table-cell office:value-type="float" office:value="957844" table:style-name="ce5">
            <text:p>957.844</text:p>
          </table:table-cell>
          <table:table-cell office:value-type="float" office:value="845565" table:style-name="ce5">
            <text:p>845.565</text:p>
          </table:table-cell>
          <table:table-cell office:value-type="date" office:date-value="2021-08-07T00:00:00" table:style-name="ce8">
            <text:p>0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11785" table:style-name="ce5">
            <text:p>1.011.785</text:p>
          </table:table-cell>
          <table:table-cell office:value-type="float" office:value="139600" table:style-name="ce5">
            <text:p>139.6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36985" table:style-name="ce6">
            <text:p>1.436.985</text:p>
          </table:table-cell>
          <table:table-cell office:value-type="float" office:value="1452967" table:style-name="ce6">
            <text:p>1.452.967</text:p>
          </table:table-cell>
          <table:table-cell office:value-type="percentage" office:value="1.011121897584178" table:style-name="ce7">
            <text:p>101,1%</text:p>
          </table:table-cell>
          <table:table-cell office:value-type="float" office:value="801169" table:style-name="ce5">
            <text:p>801.169</text:p>
          </table:table-cell>
          <table:table-cell office:value-type="float" office:value="699628" table:style-name="ce5">
            <text:p>699.628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64440" table:style-name="ce5">
            <text:p>964.440</text:p>
          </table:table-cell>
          <table:table-cell office:value-type="float" office:value="207700" table:style-name="ce5">
            <text:p>207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490940" table:style-name="ce6">
            <text:p>1.490.940</text:p>
          </table:table-cell>
          <table:table-cell office:value-type="float" office:value="1380062" table:style-name="ce6">
            <text:p>1.380.062</text:p>
          </table:table-cell>
          <table:table-cell office:value-type="percentage" office:value="0.92563215152856582" table:style-name="ce7">
            <text:p>92,6%</text:p>
          </table:table-cell>
          <table:table-cell office:value-type="float" office:value="782874" table:style-name="ce5">
            <text:p>782.874</text:p>
          </table:table-cell>
          <table:table-cell office:value-type="float" office:value="675424" table:style-name="ce5">
            <text:p>675.424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776030" table:style-name="ce5">
            <text:p>1.776.030</text:p>
          </table:table-cell>
          <table:table-cell office:value-type="float" office:value="336900" table:style-name="ce5">
            <text:p>336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750280" table:style-name="ce6">
            <text:p>2.750.280</text:p>
          </table:table-cell>
          <table:table-cell office:value-type="float" office:value="2655699" table:style-name="ce6">
            <text:p>2.655.699</text:p>
          </table:table-cell>
          <table:table-cell office:value-type="percentage" office:value="0.96561041057637764" table:style-name="ce7">
            <text:p>96,6%</text:p>
          </table:table-cell>
          <table:table-cell office:value-type="float" office:value="1534597" table:style-name="ce5">
            <text:p>1.534.597</text:p>
          </table:table-cell>
          <table:table-cell office:value-type="float" office:value="1258483" table:style-name="ce5">
            <text:p>1.258.483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35425" table:style-name="ce5">
            <text:p>535.425</text:p>
          </table:table-cell>
          <table:table-cell office:value-type="float" office:value="74900" table:style-name="ce5">
            <text:p>74.9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65475" table:style-name="ce6">
            <text:p>765.475</text:p>
          </table:table-cell>
          <table:table-cell office:value-type="float" office:value="739231" table:style-name="ce6">
            <text:p>739.231</text:p>
          </table:table-cell>
          <table:table-cell office:value-type="percentage" office:value="0.96571540546719359" table:style-name="ce7">
            <text:p>96,6%</text:p>
          </table:table-cell>
          <table:table-cell office:value-type="float" office:value="408663" table:style-name="ce5">
            <text:p>408.663</text:p>
          </table:table-cell>
          <table:table-cell office:value-type="float" office:value="359319" table:style-name="ce5">
            <text:p>359.319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371305" table:style-name="ce5">
            <text:p>2.371.305</text:p>
          </table:table-cell>
          <table:table-cell office:value-type="float" office:value="336200" table:style-name="ce5">
            <text:p>336.2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334755" table:style-name="ce6">
            <text:p>3.334.755</text:p>
          </table:table-cell>
          <table:table-cell office:value-type="float" office:value="3188490" table:style-name="ce6">
            <text:p>3.188.490</text:p>
          </table:table-cell>
          <table:table-cell office:value-type="percentage" office:value="0.95613920662837304" table:style-name="ce7">
            <text:p>95,6%</text:p>
          </table:table-cell>
          <table:table-cell office:value-type="float" office:value="1789375" table:style-name="ce5">
            <text:p>1.789.375</text:p>
          </table:table-cell>
          <table:table-cell office:value-type="float" office:value="1565829" table:style-name="ce5">
            <text:p>1.565.829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89965" table:style-name="ce5">
            <text:p>1.789.965</text:p>
          </table:table-cell>
          <table:table-cell office:value-type="float" office:value="267100" table:style-name="ce5">
            <text:p>267.1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619340" table:style-name="ce6">
            <text:p>2.619.340</text:p>
          </table:table-cell>
          <table:table-cell office:value-type="float" office:value="2544615" table:style-name="ce6">
            <text:p>2.544.615</text:p>
          </table:table-cell>
          <table:table-cell office:value-type="percentage" office:value="0.97147182114578479" table:style-name="ce7">
            <text:p>97,1%</text:p>
          </table:table-cell>
          <table:table-cell office:value-type="float" office:value="1435219" table:style-name="ce5">
            <text:p>1.435.219</text:p>
          </table:table-cell>
          <table:table-cell office:value-type="float" office:value="1184119" table:style-name="ce5">
            <text:p>1.184.119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608780" table:style-name="ce5">
            <text:p>6.608.780</text:p>
          </table:table-cell>
          <table:table-cell office:value-type="float" office:value="1038500" table:style-name="ce5">
            <text:p>1.038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9784880" table:style-name="ce6">
            <text:p>9.784.880</text:p>
          </table:table-cell>
          <table:table-cell office:value-type="float" office:value="9365259" table:style-name="ce6">
            <text:p>9.365.259</text:p>
          </table:table-cell>
          <table:table-cell office:value-type="percentage" office:value="0.95711536574797029" table:style-name="ce7">
            <text:p>95,7%</text:p>
          </table:table-cell>
          <table:table-cell office:value-type="float" office:value="5279187" table:style-name="ce5">
            <text:p>5.279.187</text:p>
          </table:table-cell>
          <table:table-cell office:value-type="float" office:value="4594807" table:style-name="ce5">
            <text:p>4.594.807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226230" table:style-name="ce5">
            <text:p>4.226.230</text:p>
          </table:table-cell>
          <table:table-cell office:value-type="float" office:value="670900" table:style-name="ce5">
            <text:p>670.9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111180" table:style-name="ce6">
            <text:p>6.111.180</text:p>
          </table:table-cell>
          <table:table-cell office:value-type="float" office:value="5998909" table:style-name="ce6">
            <text:p>5.998.909</text:p>
          </table:table-cell>
          <table:table-cell office:value-type="percentage" office:value="0.98162858891408855" table:style-name="ce7">
            <text:p>98,2%</text:p>
          </table:table-cell>
          <table:table-cell office:value-type="float" office:value="3428321" table:style-name="ce5">
            <text:p>3.428.321</text:p>
          </table:table-cell>
          <table:table-cell office:value-type="float" office:value="2912977" table:style-name="ce5">
            <text:p>2.912.977</text:p>
          </table:table-cell>
          <table:table-cell office:value-type="date" office:date-value="2021-08-07T00:00:00" table:style-name="ce8">
            <text:p>0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75275" table:style-name="ce5">
            <text:p>975.275</text:p>
          </table:table-cell>
          <table:table-cell office:value-type="float" office:value="135700" table:style-name="ce5">
            <text:p>135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390725" table:style-name="ce6">
            <text:p>1.390.725</text:p>
          </table:table-cell>
          <table:table-cell office:value-type="float" office:value="1422297" table:style-name="ce6">
            <text:p>1.422.297</text:p>
          </table:table-cell>
          <table:table-cell office:value-type="percentage" office:value="1.0227018281831419" table:style-name="ce7">
            <text:p>102,3%</text:p>
          </table:table-cell>
          <table:table-cell office:value-type="float" office:value="784883" table:style-name="ce5">
            <text:p>784.883</text:p>
          </table:table-cell>
          <table:table-cell office:value-type="float" office:value="707475" table:style-name="ce5">
            <text:p>707.475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586985" table:style-name="ce5">
            <text:p>2.586.985</text:p>
          </table:table-cell>
          <table:table-cell office:value-type="float" office:value="358600" table:style-name="ce5">
            <text:p>358.6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672785" table:style-name="ce6">
            <text:p>3.672.785</text:p>
          </table:table-cell>
          <table:table-cell office:value-type="float" office:value="3645836" table:style-name="ce6">
            <text:p>3.645.836</text:p>
          </table:table-cell>
          <table:table-cell office:value-type="percentage" office:value="0.99266251631935987" table:style-name="ce7">
            <text:p>99,3%</text:p>
          </table:table-cell>
          <table:table-cell office:value-type="float" office:value="2006148" table:style-name="ce5">
            <text:p>2.006.148</text:p>
          </table:table-cell>
          <table:table-cell office:value-type="float" office:value="1800027" table:style-name="ce5">
            <text:p>1.800.027</text:p>
          </table:table-cell>
          <table:table-cell office:value-type="date" office:date-value="2021-08-07T00:00:00" table:style-name="ce8">
            <text:p>0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89055" table:style-name="ce5">
            <text:p>289.055</text:p>
          </table:table-cell>
          <table:table-cell office:value-type="float" office:value="40500" table:style-name="ce5">
            <text:p>40.5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06155" table:style-name="ce6">
            <text:p>406.155</text:p>
          </table:table-cell>
          <table:table-cell office:value-type="float" office:value="387001" table:style-name="ce6">
            <text:p>387.001</text:p>
          </table:table-cell>
          <table:table-cell office:value-type="percentage" office:value="0.95284066427841585" table:style-name="ce7">
            <text:p>95,3%</text:p>
          </table:table-cell>
          <table:table-cell office:value-type="float" office:value="223229" table:style-name="ce5">
            <text:p>223.229</text:p>
          </table:table-cell>
          <table:table-cell office:value-type="float" office:value="190562" table:style-name="ce5">
            <text:p>190.562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672085" table:style-name="ce5">
            <text:p>5.672.085</text:p>
          </table:table-cell>
          <table:table-cell office:value-type="float" office:value="983300" table:style-name="ce5">
            <text:p>983.3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346235" table:style-name="ce6">
            <text:p>8.346.235</text:p>
          </table:table-cell>
          <table:table-cell office:value-type="float" office:value="8180762" table:style-name="ce6">
            <text:p>8.180.762</text:p>
          </table:table-cell>
          <table:table-cell office:value-type="percentage" office:value="0.98017393471427539" table:style-name="ce7">
            <text:p>98,0%</text:p>
          </table:table-cell>
          <table:table-cell office:value-type="float" office:value="4699797" table:style-name="ce5">
            <text:p>4.699.797</text:p>
          </table:table-cell>
          <table:table-cell office:value-type="float" office:value="4067089" table:style-name="ce5">
            <text:p>4.067.089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59645" table:style-name="ce5">
            <text:p>1.259.645</text:p>
          </table:table-cell>
          <table:table-cell office:value-type="float" office:value="229800" table:style-name="ce5">
            <text:p>229.8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837445" table:style-name="ce6">
            <text:p>1.837.445</text:p>
          </table:table-cell>
          <table:table-cell office:value-type="float" office:value="1811256" table:style-name="ce6">
            <text:p>1.811.256</text:p>
          </table:table-cell>
          <table:table-cell office:value-type="percentage" office:value="0.98574705637447646" table:style-name="ce7">
            <text:p>98,6%</text:p>
          </table:table-cell>
          <table:table-cell office:value-type="float" office:value="1057512" table:style-name="ce5">
            <text:p>1.057.512</text:p>
          </table:table-cell>
          <table:table-cell office:value-type="float" office:value="816791" table:style-name="ce5">
            <text:p>816.791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74035" table:style-name="ce5">
            <text:p>574.035</text:p>
          </table:table-cell>
          <table:table-cell office:value-type="float" office:value="89900" table:style-name="ce5">
            <text:p>89.9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42385" table:style-name="ce6">
            <text:p>842.385</text:p>
          </table:table-cell>
          <table:table-cell office:value-type="float" office:value="828935" table:style-name="ce6">
            <text:p>828.935</text:p>
          </table:table-cell>
          <table:table-cell office:value-type="percentage" office:value="0.98403342889533885" table:style-name="ce7">
            <text:p>98,4%</text:p>
          </table:table-cell>
          <table:table-cell office:value-type="float" office:value="463556" table:style-name="ce5">
            <text:p>463.556</text:p>
          </table:table-cell>
          <table:table-cell office:value-type="float" office:value="412793" table:style-name="ce5">
            <text:p>412.793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97010" table:style-name="ce5">
            <text:p>1.997.010</text:p>
          </table:table-cell>
          <table:table-cell office:value-type="float" office:value="280200" table:style-name="ce5">
            <text:p>280.2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2937660" table:style-name="ce6">
            <text:p>2.937.660</text:p>
          </table:table-cell>
          <table:table-cell office:value-type="float" office:value="2822378" table:style-name="ce6">
            <text:p>2.822.378</text:p>
          </table:table-cell>
          <table:table-cell office:value-type="percentage" office:value="0.96075720130988607" table:style-name="ce7">
            <text:p>96,1%</text:p>
          </table:table-cell>
          <table:table-cell office:value-type="float" office:value="1561179" table:style-name="ce5">
            <text:p>1.561.179</text:p>
          </table:table-cell>
          <table:table-cell office:value-type="float" office:value="1419930" table:style-name="ce5">
            <text:p>1.419.930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2180" table:style-name="ce5">
            <text:p>72.180</text:p>
          </table:table-cell>
          <table:table-cell office:value-type="float" office:value="15600" table:style-name="ce5">
            <text:p>15.6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0030" table:style-name="ce6">
            <text:p>110.030</text:p>
          </table:table-cell>
          <table:table-cell office:value-type="float" office:value="95456" table:style-name="ce6">
            <text:p>95.456</text:p>
          </table:table-cell>
          <table:table-cell office:value-type="percentage" office:value="0.86754521494137959" table:style-name="ce7">
            <text:p>86,8%</text:p>
          </table:table-cell>
          <table:table-cell office:value-type="float" office:value="53164" table:style-name="ce5">
            <text:p>53.164</text:p>
          </table:table-cell>
          <table:table-cell office:value-type="float" office:value="48084" table:style-name="ce5">
            <text:p>48.084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2180" table:style-name="ce5">
            <text:p>72.180</text:p>
          </table:table-cell>
          <table:table-cell office:value-type="float" office:value="15400" table:style-name="ce5">
            <text:p>15.4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08430" table:style-name="ce6">
            <text:p>108.430</text:p>
          </table:table-cell>
          <table:table-cell office:value-type="float" office:value="89002" table:style-name="ce6">
            <text:p>89.002</text:p>
          </table:table-cell>
          <table:table-cell office:value-type="percentage" office:value="0.82082449506594113" table:style-name="ce7">
            <text:p>82,1%</text:p>
          </table:table-cell>
          <table:table-cell office:value-type="float" office:value="51164" table:style-name="ce5">
            <text:p>51.164</text:p>
          </table:table-cell>
          <table:table-cell office:value-type="float" office:value="45489" table:style-name="ce5">
            <text:p>45.489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8157" table:style-name="ce6">
            <text:p>168.157</text:p>
          </table:table-cell>
          <table:table-cell office:value-type="percentage" office:value="0.78736983068624511" table:style-name="ce7">
            <text:p>78,7%</text:p>
          </table:table-cell>
          <table:table-cell office:value-type="float" office:value="90772" table:style-name="ce5">
            <text:p>90.772</text:p>
          </table:table-cell>
          <table:table-cell office:value-type="float" office:value="78557" table:style-name="ce5">
            <text:p>78.557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333" table:style-name="ce6">
            <text:p>4.333</text:p>
          </table:table-cell>
          <table:table-cell office:value-type="percentage" office:value="0.62888243831640056" table:style-name="ce7">
            <text:p>62,9%</text:p>
          </table:table-cell>
          <table:table-cell office:value-type="float" office:value="3333" table:style-name="ce5">
            <text:p>3.333</text:p>
          </table:table-cell>
          <table:table-cell office:value-type="float" office:value="2800" table:style-name="ce5">
            <text:p>2.800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1077173" table:style-name="ce11">
            <text:p>41.077.173</text:p>
          </table:table-cell>
          <table:table-cell office:value-type="float" office:value="6647080" table:style-name="ce12">
            <text:p>6.647.0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0456988" table:style-name="ce15">
            <text:p>60.456.988</text:p>
          </table:table-cell>
          <table:table-cell office:value-type="float" office:value="59108679" table:style-name="ce15">
            <text:p>59.108.679</text:p>
          </table:table-cell>
          <table:table-cell office:value-type="percentage" office:value="0.97769804542694061" table:style-name="ce16">
            <text:p>97,8%</text:p>
          </table:table-cell>
          <table:table-cell office:value-type="float" office:value="33424529" table:style-name="ce15">
            <text:p>33.424.529</text:p>
          </table:table-cell>
          <table:table-cell office:value-type="float" office:value="28587458" table:style-name="ce15">
            <text:p>28.587.45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58284" table:style-name="ce23">
            <text:p>4.358.284</text:p>
          </table:table-cell>
          <table:table-cell office:value-type="percentage" office:value="0.9412776482291505" table:style-name="ce24">
            <text:p>94,1%</text:p>
          </table:table-cell>
          <table:table-cell office:value-type="float" office:value="4140944" table:style-name="ce23">
            <text:p>4.140.944</text:p>
          </table:table-cell>
          <table:table-cell office:value-type="percentage" office:value="0.89433777830187555" table:style-name="ce24">
            <text:p>89,4%</text:p>
          </table:table-cell>
          <table:table-cell office:value-type="date" office:date-value="2021-08-08T00:00:00" table:style-name="ce25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9653" table:style-name="ce5">
            <text:p>729.653</text:p>
          </table:table-cell>
          <table:table-cell office:value-type="percentage" office:value="0.92673413451402065" table:style-name="ce26">
            <text:p>92,7%</text:p>
          </table:table-cell>
          <table:table-cell office:value-type="float" office:value="706969" table:style-name="ce5">
            <text:p>706.969</text:p>
          </table:table-cell>
          <table:table-cell office:value-type="percentage" office:value="0.89792312831338006" table:style-name="ce26">
            <text:p>89,8%</text:p>
          </table:table-cell>
          <table:table-cell office:value-type="date" office:date-value="2021-08-07T00:00:00" table:style-name="ce8">
            <text:p>0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3484" table:style-name="ce5">
            <text:p>643.484</text:p>
          </table:table-cell>
          <table:table-cell office:value-type="percentage" office:value="0.95138571629223867" table:style-name="ce26">
            <text:p>95,1%</text:p>
          </table:table-cell>
          <table:table-cell office:value-type="float" office:value="625675" table:style-name="ce5">
            <text:p>625.675</text:p>
          </table:table-cell>
          <table:table-cell office:value-type="percentage" office:value="0.92505525862515059" table:style-name="ce26">
            <text:p>92,5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7582" table:style-name="ce5">
            <text:p>537.582</text:p>
          </table:table-cell>
          <table:table-cell office:value-type="percentage" office:value="0.86810666959490224" table:style-name="ce26">
            <text:p>86,8%</text:p>
          </table:table-cell>
          <table:table-cell office:value-type="float" office:value="519006" table:style-name="ce5">
            <text:p>519.006</text:p>
          </table:table-cell>
          <table:table-cell office:value-type="percentage" office:value="0.83810947940922842" table:style-name="ce26">
            <text:p>83,8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73568" table:style-name="ce5">
            <text:p>1.073.568</text:p>
          </table:table-cell>
          <table:table-cell office:value-type="percentage" office:value="0.88120529100094802" table:style-name="ce26">
            <text:p>88,1%</text:p>
          </table:table-cell>
          <table:table-cell office:value-type="float" office:value="1028899" table:style-name="ce5">
            <text:p>1.028.899</text:p>
          </table:table-cell>
          <table:table-cell office:value-type="percentage" office:value="0.84454011548926988" table:style-name="ce26">
            <text:p>84,5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8236" table:style-name="ce5">
            <text:p>338.236</text:p>
          </table:table-cell>
          <table:table-cell office:value-type="percentage" office:value="0.94167367325007101" table:style-name="ce26">
            <text:p>94,2%</text:p>
          </table:table-cell>
          <table:table-cell office:value-type="float" office:value="330811" table:style-name="ce5">
            <text:p>330.811</text:p>
          </table:table-cell>
          <table:table-cell office:value-type="percentage" office:value="0.92100193214657589" table:style-name="ce26">
            <text:p>92,1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9410" table:style-name="ce5">
            <text:p>1.449.410</text:p>
          </table:table-cell>
          <table:table-cell office:value-type="percentage" office:value="0.9460147429512793" table:style-name="ce26">
            <text:p>94,6%</text:p>
          </table:table-cell>
          <table:table-cell office:value-type="float" office:value="1415787" table:style-name="ce5">
            <text:p>1.415.787</text:p>
          </table:table-cell>
          <table:table-cell office:value-type="percentage" office:value="0.92406936262255879" table:style-name="ce26">
            <text:p>92,4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9848" table:style-name="ce5">
            <text:p>1.069.848</text:p>
          </table:table-cell>
          <table:table-cell office:value-type="percentage" office:value="0.92963811953542774" table:style-name="ce26">
            <text:p>93,0%</text:p>
          </table:table-cell>
          <table:table-cell office:value-type="float" office:value="988139" table:style-name="ce5">
            <text:p>988.139</text:p>
          </table:table-cell>
          <table:table-cell office:value-type="percentage" office:value="0.85863756514908474" table:style-name="ce26">
            <text:p>85,9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88922" table:style-name="ce5">
            <text:p>3.888.922</text:p>
          </table:table-cell>
          <table:table-cell office:value-type="percentage" office:value="0.89842344199877699" table:style-name="ce26">
            <text:p>89,8%</text:p>
          </table:table-cell>
          <table:table-cell office:value-type="float" office:value="3739127" table:style-name="ce5">
            <text:p>3.739.127</text:p>
          </table:table-cell>
          <table:table-cell office:value-type="percentage" office:value="0.86381762077268742" table:style-name="ce26">
            <text:p>86,4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04848" table:style-name="ce5">
            <text:p>2.704.848</text:p>
          </table:table-cell>
          <table:table-cell office:value-type="percentage" office:value="0.93301410155006326" table:style-name="ce26">
            <text:p>93,3%</text:p>
          </table:table-cell>
          <table:table-cell office:value-type="float" office:value="2635142" table:style-name="ce5">
            <text:p>2.635.142</text:p>
          </table:table-cell>
          <table:table-cell office:value-type="percentage" office:value="0.90896961514541175" table:style-name="ce26">
            <text:p>90,9%</text:p>
          </table:table-cell>
          <table:table-cell office:value-type="date" office:date-value="2021-08-07T00:00:00" table:style-name="ce8">
            <text:p>0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7402" table:style-name="ce5">
            <text:p>607.402</text:p>
          </table:table-cell>
          <table:table-cell office:value-type="percentage" office:value="0.97670641658948232" table:style-name="ce26">
            <text:p>97,7%</text:p>
          </table:table-cell>
          <table:table-cell office:value-type="float" office:value="595868" table:style-name="ce5">
            <text:p>595.868</text:p>
          </table:table-cell>
          <table:table-cell office:value-type="percentage" office:value="0.95815966862200264" table:style-name="ce26">
            <text:p>95,8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8965" table:style-name="ce5">
            <text:p>1.648.965</text:p>
          </table:table-cell>
          <table:table-cell office:value-type="percentage" office:value="0.95864428891094189" table:style-name="ce26">
            <text:p>95,9%</text:p>
          </table:table-cell>
          <table:table-cell office:value-type="float" office:value="1623919" table:style-name="ce5">
            <text:p>1.623.919</text:p>
          </table:table-cell>
          <table:table-cell office:value-type="percentage" office:value="0.94408351602609386" table:style-name="ce26">
            <text:p>94,4%</text:p>
          </table:table-cell>
          <table:table-cell office:value-type="date" office:date-value="2021-08-07T00:00:00" table:style-name="ce8">
            <text:p>0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8474" table:style-name="ce5">
            <text:p>178.474</text:p>
          </table:table-cell>
          <table:table-cell office:value-type="percentage" office:value="0.94600367855571632" table:style-name="ce26">
            <text:p>94,6%</text:p>
          </table:table-cell>
          <table:table-cell office:value-type="float" office:value="171412" table:style-name="ce5">
            <text:p>171.412</text:p>
          </table:table-cell>
          <table:table-cell office:value-type="percentage" office:value="0.90857145886007173" table:style-name="ce26">
            <text:p>90,9%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51140" table:style-name="ce5">
            <text:p>3.451.140</text:p>
          </table:table-cell>
          <table:table-cell office:value-type="percentage" office:value="0.92467338999217641" table:style-name="ce26">
            <text:p>92,5%</text:p>
          </table:table-cell>
          <table:table-cell office:value-type="float" office:value="3351937" table:style-name="ce5">
            <text:p>3.351.937</text:p>
          </table:table-cell>
          <table:table-cell office:value-type="percentage" office:value="0.89809365856795309" table:style-name="ce26">
            <text:p>89,8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2075" table:style-name="ce5">
            <text:p>742.075</text:p>
          </table:table-cell>
          <table:table-cell office:value-type="percentage" office:value="0.94292572224368232" table:style-name="ce26">
            <text:p>94,3%</text:p>
          </table:table-cell>
          <table:table-cell office:value-type="float" office:value="687174" table:style-name="ce5">
            <text:p>687.174</text:p>
          </table:table-cell>
          <table:table-cell office:value-type="percentage" office:value="0.87316516559253465" table:style-name="ce26">
            <text:p>87,3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9630" table:style-name="ce5">
            <text:p>349.630</text:p>
          </table:table-cell>
          <table:table-cell office:value-type="percentage" office:value="0.93111015238430028" table:style-name="ce26">
            <text:p>93,1%</text:p>
          </table:table-cell>
          <table:table-cell office:value-type="float" office:value="341661" table:style-name="ce5">
            <text:p>341.661</text:p>
          </table:table-cell>
          <table:table-cell office:value-type="percentage" office:value="0.90988766917533515" table:style-name="ce26">
            <text:p>91,0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5470" table:style-name="ce5">
            <text:p>1.265.470</text:p>
          </table:table-cell>
          <table:table-cell office:value-type="percentage" office:value="0.93512702658764757" table:style-name="ce26">
            <text:p>93,5%</text:p>
          </table:table-cell>
          <table:table-cell office:value-type="float" office:value="1244180" table:style-name="ce5">
            <text:p>1.244.180</text:p>
          </table:table-cell>
          <table:table-cell office:value-type="percentage" office:value="0.91939464700057638" table:style-name="ce26">
            <text:p>91,9%</text:p>
          </table:table-cell>
          <table:table-cell office:value-type="date" office:date-value="2021-08-08T00:00:00" table:style-name="ce8">
            <text:p>0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920" table:style-name="ce5">
            <text:p>33.920</text:p>
          </table:table-cell>
          <table:table-cell office:value-type="percentage" office:value="0.87023449125147523" table:style-name="ce26">
            <text:p>87,0%</text:p>
          </table:table-cell>
          <table:table-cell office:value-type="float" office:value="32746" table:style-name="ce5">
            <text:p>32.746</text:p>
          </table:table-cell>
          <table:table-cell office:value-type="percentage" office:value="0.84011493663091996" table:style-name="ce26">
            <text:p>84,0%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052" table:style-name="ce5">
            <text:p>31.052</text:p>
          </table:table-cell>
          <table:table-cell office:value-type="percentage" office:value="0.83417058428475488" table:style-name="ce26">
            <text:p>83,4%</text:p>
          </table:table-cell>
          <table:table-cell office:value-type="float" office:value="30146" table:style-name="ce5">
            <text:p>30.146</text:p>
          </table:table-cell>
          <table:table-cell office:value-type="percentage" office:value="0.80983210208193424" table:style-name="ce26">
            <text:p>81,0%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735" table:style-name="ce5">
            <text:p>34.735</text:p>
          </table:table-cell>
          <table:table-cell office:value-type="string" table:style-name="ce26">
            <text:p>-</text:p>
          </table:table-cell>
          <table:table-cell office:value-type="float" office:value="31399" table:style-name="ce5">
            <text:p>31.399</text:p>
          </table:table-cell>
          <table:table-cell office:value-type="string" table:style-name="ce26">
            <text:p>-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35" table:style-name="ce5">
            <text:p>1.435</text:p>
          </table:table-cell>
          <table:table-cell office:value-type="string" table:style-name="ce26">
            <text:p>-</text:p>
          </table:table-cell>
          <table:table-cell office:value-type="float" office:value="1307" table:style-name="ce5">
            <text:p>1.307</text:p>
          </table:table-cell>
          <table:table-cell office:value-type="string" table:style-name="ce26">
            <text:p>-</text:p>
          </table:table-cell>
          <table:table-cell office:value-type="date" office:date-value="2021-08-06T00:00:00" table:style-name="ce8">
            <text:p>0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138133" table:style-name="ce15">
            <text:p>25.138.133</text:p>
          </table:table-cell>
          <table:table-cell office:value-type="percentage" office:value="0.9291115444658723" table:style-name="ce16">
            <text:p>92,9%</text:p>
          </table:table-cell>
          <table:table-cell office:value-type="float" office:value="24242248" table:style-name="ce15">
            <text:p>24.242.248</text:p>
          </table:table-cell>
          <table:table-cell office:value-type="percentage" office:value="0.89599941573245334" table:style-name="ce16">
            <text:p>89,6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746" table:style-name="ce35">
            <text:p>432.746</text:p>
          </table:table-cell>
          <table:table-cell office:value-type="percentage" office:value="1" table:style-name="ce36">
            <text:p>100,0%</text:p>
          </table:table-cell>
          <table:table-cell office:value-type="float" office:value="650702" table:style-name="ce35">
            <text:p>650.702</text:p>
          </table:table-cell>
          <table:table-cell office:value-type="percentage" office:value="1" table:style-name="ce36">
            <text:p>100,0%</text:p>
          </table:table-cell>
          <table:table-cell office:value-type="float" office:value="911357" table:style-name="ce35">
            <text:p>911.357</text:p>
          </table:table-cell>
          <table:table-cell office:value-type="percentage" office:value="0.99477158141651945" table:style-name="ce36">
            <text:p>99,5%</text:p>
          </table:table-cell>
          <table:table-cell office:value-type="float" office:value="1179498" table:style-name="ce35">
            <text:p>1.179.498</text:p>
          </table:table-cell>
          <table:table-cell office:value-type="percentage" office:value="0.93239400768840996" table:style-name="ce36">
            <text:p>93,2%</text:p>
          </table:table-cell>
          <table:table-cell office:value-type="float" office:value="1183981" table:style-name="ce35">
            <text:p>1.183.981</text:p>
          </table:table-cell>
          <table:table-cell office:value-type="percentage" office:value="0.85478956966718989" table:style-name="ce36">
            <text:p>85,5%</text:p>
          </table:table-cell>
          <table:table-cell office:value-type="float" office:value="826578" table:style-name="ce35">
            <text:p>826.578</text:p>
          </table:table-cell>
          <table:table-cell office:value-type="percentage" office:value="0.72493042990939449" table:style-name="ce36">
            <text:p>72,5%</text:p>
          </table:table-cell>
          <table:table-cell office:value-type="float" office:value="602218" table:style-name="ce35">
            <text:p>602.218</text:p>
          </table:table-cell>
          <table:table-cell office:value-type="percentage" office:value="0.64847222700802865" table:style-name="ce36">
            <text:p>64,8%</text:p>
          </table:table-cell>
          <table:table-cell office:value-type="float" office:value="225463" table:style-name="ce35">
            <text:p>225.463</text:p>
          </table:table-cell>
          <table:table-cell office:value-type="percentage" office:value="0.29945663939902273" table:style-name="ce36">
            <text:p>29,9%</text:p>
          </table:table-cell>
          <table:table-cell office:value-type="float" office:value="6012543" table:style-name="ce35">
            <text:p>6.012.54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0683885815505285" table:style-name="ce36">
            <text:p>8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53" table:style-name="ce38">
            <text:p>100.953</text:p>
          </table:table-cell>
          <table:table-cell office:value-type="percentage" office:value="1" table:style-name="ce39">
            <text:p>100,0%</text:p>
          </table:table-cell>
          <table:table-cell office:value-type="float" office:value="118674" table:style-name="ce38">
            <text:p>118.674</text:p>
          </table:table-cell>
          <table:table-cell office:value-type="percentage" office:value="0.99763776217897526" table:style-name="ce39">
            <text:p>99,8%</text:p>
          </table:table-cell>
          <table:table-cell office:value-type="float" office:value="151816" table:style-name="ce38">
            <text:p>151.816</text:p>
          </table:table-cell>
          <table:table-cell office:value-type="percentage" office:value="0.97089539352932519" table:style-name="ce39">
            <text:p>97,1%</text:p>
          </table:table-cell>
          <table:table-cell office:value-type="float" office:value="180044" table:style-name="ce38">
            <text:p>180.044</text:p>
          </table:table-cell>
          <table:table-cell office:value-type="percentage" office:value="0.90809316776451843" table:style-name="ce39">
            <text:p>90,8%</text:p>
          </table:table-cell>
          <table:table-cell office:value-type="float" office:value="178166" table:style-name="ce38">
            <text:p>178.166</text:p>
          </table:table-cell>
          <table:table-cell office:value-type="percentage" office:value="0.82889882433947604" table:style-name="ce39">
            <text:p>82,9%</text:p>
          </table:table-cell>
          <table:table-cell office:value-type="float" office:value="110974" table:style-name="ce38">
            <text:p>110.974</text:p>
          </table:table-cell>
          <table:table-cell office:value-type="percentage" office:value="0.67549273827349865" table:style-name="ce39">
            <text:p>67,5%</text:p>
          </table:table-cell>
          <table:table-cell office:value-type="float" office:value="82124" table:style-name="ce38">
            <text:p>82.124</text:p>
          </table:table-cell>
          <table:table-cell office:value-type="percentage" office:value="0.6297804464689688" table:style-name="ce39">
            <text:p>63,0%</text:p>
          </table:table-cell>
          <table:table-cell office:value-type="float" office:value="35093" table:style-name="ce38">
            <text:p>35.093</text:p>
          </table:table-cell>
          <table:table-cell office:value-type="percentage" office:value="0.3403485631710132" table:style-name="ce39">
            <text:p>34,0%</text:p>
          </table:table-cell>
          <table:table-cell office:value-type="float" office:value="957844" table:style-name="ce38">
            <text:p>957.84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0821577981899095" table:style-name="ce39">
            <text:p>8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84" table:style-name="ce38">
            <text:p>88.684</text:p>
          </table:table-cell>
          <table:table-cell office:value-type="percentage" office:value="1" table:style-name="ce39">
            <text:p>100,0%</text:p>
          </table:table-cell>
          <table:table-cell office:value-type="float" office:value="113913" table:style-name="ce38">
            <text:p>113.913</text:p>
          </table:table-cell>
          <table:table-cell office:value-type="percentage" office:value="1" table:style-name="ce39">
            <text:p>100,0%</text:p>
          </table:table-cell>
          <table:table-cell office:value-type="float" office:value="145850" table:style-name="ce38">
            <text:p>145.850</text:p>
          </table:table-cell>
          <table:table-cell office:value-type="percentage" office:value="0.97459439232352396" table:style-name="ce39">
            <text:p>97,5%</text:p>
          </table:table-cell>
          <table:table-cell office:value-type="float" office:value="149747" table:style-name="ce38">
            <text:p>149.747</text:p>
          </table:table-cell>
          <table:table-cell office:value-type="percentage" office:value="0.92069845368747882" table:style-name="ce39">
            <text:p>92,1%</text:p>
          </table:table-cell>
          <table:table-cell office:value-type="float" office:value="145290" table:style-name="ce38">
            <text:p>145.290</text:p>
          </table:table-cell>
          <table:table-cell office:value-type="percentage" office:value="0.87003646859449202" table:style-name="ce39">
            <text:p>87,0%</text:p>
          </table:table-cell>
          <table:table-cell office:value-type="float" office:value="83360" table:style-name="ce38">
            <text:p>83.360</text:p>
          </table:table-cell>
          <table:table-cell office:value-type="percentage" office:value="0.72834662868825961" table:style-name="ce39">
            <text:p>72,8%</text:p>
          </table:table-cell>
          <table:table-cell office:value-type="float" office:value="52765" table:style-name="ce38">
            <text:p>52.765</text:p>
          </table:table-cell>
          <table:table-cell office:value-type="percentage" office:value="0.66697425136833055" table:style-name="ce39">
            <text:p>66,7%</text:p>
          </table:table-cell>
          <table:table-cell office:value-type="float" office:value="21560" table:style-name="ce38">
            <text:p>21.560</text:p>
          </table:table-cell>
          <table:table-cell office:value-type="percentage" office:value="0.33687499999999998" table:style-name="ce39">
            <text:p>33,7%</text:p>
          </table:table-cell>
          <table:table-cell office:value-type="float" office:value="801169" table:style-name="ce38">
            <text:p>801.16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5784970345648004" table:style-name="ce39">
            <text:p>8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81" table:style-name="ce38">
            <text:p>51.081</text:p>
          </table:table-cell>
          <table:table-cell office:value-type="percentage" office:value="1" table:style-name="ce39">
            <text:p>100,0%</text:p>
          </table:table-cell>
          <table:table-cell office:value-type="float" office:value="78383" table:style-name="ce38">
            <text:p>78.383</text:p>
          </table:table-cell>
          <table:table-cell office:value-type="percentage" office:value="0.97350837100700482" table:style-name="ce39">
            <text:p>97,4%</text:p>
          </table:table-cell>
          <table:table-cell office:value-type="float" office:value="107047" table:style-name="ce38">
            <text:p>107.047</text:p>
          </table:table-cell>
          <table:table-cell office:value-type="percentage" office:value="0.91312877993022323" table:style-name="ce39">
            <text:p>91,3%</text:p>
          </table:table-cell>
          <table:table-cell office:value-type="float" office:value="144204" table:style-name="ce38">
            <text:p>144.204</text:p>
          </table:table-cell>
          <table:table-cell office:value-type="percentage" office:value="0.86976242030917328" table:style-name="ce39">
            <text:p>87,0%</text:p>
          </table:table-cell>
          <table:table-cell office:value-type="float" office:value="156867" table:style-name="ce38">
            <text:p>156.867</text:p>
          </table:table-cell>
          <table:table-cell office:value-type="percentage" office:value="0.76085501425993829" table:style-name="ce39">
            <text:p>76,1%</text:p>
          </table:table-cell>
          <table:table-cell office:value-type="float" office:value="110589" table:style-name="ce38">
            <text:p>110.589</text:p>
          </table:table-cell>
          <table:table-cell office:value-type="percentage" office:value="0.60700818389896094" table:style-name="ce39">
            <text:p>60,7%</text:p>
          </table:table-cell>
          <table:table-cell office:value-type="float" office:value="81072" table:style-name="ce38">
            <text:p>81.072</text:p>
          </table:table-cell>
          <table:table-cell office:value-type="percentage" office:value="0.58772527584057066" table:style-name="ce39">
            <text:p>58,8%</text:p>
          </table:table-cell>
          <table:table-cell office:value-type="float" office:value="53631" table:style-name="ce38">
            <text:p>53.631</text:p>
          </table:table-cell>
          <table:table-cell office:value-type="percentage" office:value="0.56169878508588189" table:style-name="ce39">
            <text:p>56,2%</text:p>
          </table:table-cell>
          <table:table-cell office:value-type="float" office:value="782874" table:style-name="ce38">
            <text:p>782.87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5649721171899387" table:style-name="ce39">
            <text:p>7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312" table:style-name="ce38">
            <text:p>92.312</text:p>
          </table:table-cell>
          <table:table-cell office:value-type="percentage" office:value="1" table:style-name="ce39">
            <text:p>100,0%</text:p>
          </table:table-cell>
          <table:table-cell office:value-type="float" office:value="149874" table:style-name="ce38">
            <text:p>149.874</text:p>
          </table:table-cell>
          <table:table-cell office:value-type="percentage" office:value="0.9698636519533298" table:style-name="ce39">
            <text:p>97,0%</text:p>
          </table:table-cell>
          <table:table-cell office:value-type="float" office:value="219225" table:style-name="ce38">
            <text:p>219.225</text:p>
          </table:table-cell>
          <table:table-cell office:value-type="percentage" office:value="0.93250727374814968" table:style-name="ce39">
            <text:p>93,3%</text:p>
          </table:table-cell>
          <table:table-cell office:value-type="float" office:value="311400" table:style-name="ce38">
            <text:p>311.400</text:p>
          </table:table-cell>
          <table:table-cell office:value-type="percentage" office:value="0.88841466198018904" table:style-name="ce39">
            <text:p>88,8%</text:p>
          </table:table-cell>
          <table:table-cell office:value-type="float" office:value="300757" table:style-name="ce38">
            <text:p>300.757</text:p>
          </table:table-cell>
          <table:table-cell office:value-type="percentage" office:value="0.77529876986213797" table:style-name="ce39">
            <text:p>77,5%</text:p>
          </table:table-cell>
          <table:table-cell office:value-type="float" office:value="206249" table:style-name="ce38">
            <text:p>206.249</text:p>
          </table:table-cell>
          <table:table-cell office:value-type="percentage" office:value="0.66332083336013425" table:style-name="ce39">
            <text:p>66,3%</text:p>
          </table:table-cell>
          <table:table-cell office:value-type="float" office:value="159939" table:style-name="ce38">
            <text:p>159.939</text:p>
          </table:table-cell>
          <table:table-cell office:value-type="percentage" office:value="0.63531388531388533" table:style-name="ce39">
            <text:p>63,5%</text:p>
          </table:table-cell>
          <table:table-cell office:value-type="float" office:value="94841" table:style-name="ce38">
            <text:p>94.841</text:p>
          </table:table-cell>
          <table:table-cell office:value-type="percentage" office:value="0.52748933519469177" table:style-name="ce39">
            <text:p>52,7%</text:p>
          </table:table-cell>
          <table:table-cell office:value-type="float" office:value="1534597" table:style-name="ce38">
            <text:p>1.534.59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8264858673156623" table:style-name="ce39">
            <text:p>7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04" table:style-name="ce38">
            <text:p>42.304</text:p>
          </table:table-cell>
          <table:table-cell office:value-type="percentage" office:value="1" table:style-name="ce39">
            <text:p>100,0%</text:p>
          </table:table-cell>
          <table:table-cell office:value-type="float" office:value="55862" table:style-name="ce38">
            <text:p>55.862</text:p>
          </table:table-cell>
          <table:table-cell office:value-type="percentage" office:value="1" table:style-name="ce39">
            <text:p>100,0%</text:p>
          </table:table-cell>
          <table:table-cell office:value-type="float" office:value="75403" table:style-name="ce38">
            <text:p>75.403</text:p>
          </table:table-cell>
          <table:table-cell office:value-type="percentage" office:value="0.97489171892171445" table:style-name="ce39">
            <text:p>97,5%</text:p>
          </table:table-cell>
          <table:table-cell office:value-type="float" office:value="81853" table:style-name="ce38">
            <text:p>81.853</text:p>
          </table:table-cell>
          <table:table-cell office:value-type="percentage" office:value="0.90984171446356321" table:style-name="ce39">
            <text:p>91,0%</text:p>
          </table:table-cell>
          <table:table-cell office:value-type="float" office:value="82814" table:style-name="ce38">
            <text:p>82.814</text:p>
          </table:table-cell>
          <table:table-cell office:value-type="percentage" office:value="0.84703740449426712" table:style-name="ce39">
            <text:p>84,7%</text:p>
          </table:table-cell>
          <table:table-cell office:value-type="float" office:value="46114" table:style-name="ce38">
            <text:p>46.114</text:p>
          </table:table-cell>
          <table:table-cell office:value-type="percentage" office:value="0.6543498928667717" table:style-name="ce39">
            <text:p>65,4%</text:p>
          </table:table-cell>
          <table:table-cell office:value-type="float" office:value="22853" table:style-name="ce38">
            <text:p>22.853</text:p>
          </table:table-cell>
          <table:table-cell office:value-type="percentage" office:value="0.45248985248985252" table:style-name="ce39">
            <text:p>45,2%</text:p>
          </table:table-cell>
          <table:table-cell office:value-type="float" office:value="1460" table:style-name="ce38">
            <text:p>1.460</text:p>
          </table:table-cell>
          <table:table-cell office:value-type="percentage" office:value="3.3209744557923707E-2" table:style-name="ce39">
            <text:p>3,3%</text:p>
          </table:table-cell>
          <table:table-cell office:value-type="float" office:value="408663" table:style-name="ce38">
            <text:p>408.66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7970224773766661" table:style-name="ce39">
            <text:p>7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875" table:style-name="ce38">
            <text:p>228.875</text:p>
          </table:table-cell>
          <table:table-cell office:value-type="percentage" office:value="1" table:style-name="ce39">
            <text:p>100,0%</text:p>
          </table:table-cell>
          <table:table-cell office:value-type="float" office:value="249576" table:style-name="ce38">
            <text:p>249.576</text:p>
          </table:table-cell>
          <table:table-cell office:value-type="percentage" office:value="1" table:style-name="ce39">
            <text:p>100,0%</text:p>
          </table:table-cell>
          <table:table-cell office:value-type="float" office:value="315781" table:style-name="ce38">
            <text:p>315.781</text:p>
          </table:table-cell>
          <table:table-cell office:value-type="percentage" office:value="0.99122969473436395" table:style-name="ce39">
            <text:p>99,1%</text:p>
          </table:table-cell>
          <table:table-cell office:value-type="float" office:value="345058" table:style-name="ce38">
            <text:p>345.058</text:p>
          </table:table-cell>
          <table:table-cell office:value-type="percentage" office:value="0.90524824555650296" table:style-name="ce39">
            <text:p>90,5%</text:p>
          </table:table-cell>
          <table:table-cell office:value-type="float" office:value="310120" table:style-name="ce38">
            <text:p>310.120</text:p>
          </table:table-cell>
          <table:table-cell office:value-type="percentage" office:value="0.85360785015345231" table:style-name="ce39">
            <text:p>85,4%</text:p>
          </table:table-cell>
          <table:table-cell office:value-type="float" office:value="197081" table:style-name="ce38">
            <text:p>197.081</text:p>
          </table:table-cell>
          <table:table-cell office:value-type="percentage" office:value="0.73597278393325938" table:style-name="ce39">
            <text:p>73,6%</text:p>
          </table:table-cell>
          <table:table-cell office:value-type="float" office:value="129709" table:style-name="ce38">
            <text:p>129.709</text:p>
          </table:table-cell>
          <table:table-cell office:value-type="percentage" office:value="0.61471711704880427" table:style-name="ce39">
            <text:p>61,5%</text:p>
          </table:table-cell>
          <table:table-cell office:value-type="float" office:value="13175" table:style-name="ce38">
            <text:p>13.175</text:p>
          </table:table-cell>
          <table:table-cell office:value-type="percentage" office:value="7.9683323051614227E-2" table:style-name="ce39">
            <text:p>8,0%</text:p>
          </table:table-cell>
          <table:table-cell office:value-type="float" office:value="1789375" table:style-name="ce38">
            <text:p>1.789.37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222274707949857" table:style-name="ce39">
            <text:p>8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69" table:style-name="ce38">
            <text:p>137.569</text:p>
          </table:table-cell>
          <table:table-cell office:value-type="percentage" office:value="1" table:style-name="ce39">
            <text:p>100,0%</text:p>
          </table:table-cell>
          <table:table-cell office:value-type="float" office:value="157750" table:style-name="ce38">
            <text:p>157.750</text:p>
          </table:table-cell>
          <table:table-cell office:value-type="percentage" office:value="0.99150853860126587" table:style-name="ce39">
            <text:p>99,2%</text:p>
          </table:table-cell>
          <table:table-cell office:value-type="float" office:value="218662" table:style-name="ce38">
            <text:p>218.662</text:p>
          </table:table-cell>
          <table:table-cell office:value-type="percentage" office:value="1" table:style-name="ce39">
            <text:p>100,0%</text:p>
          </table:table-cell>
          <table:table-cell office:value-type="float" office:value="280879" table:style-name="ce38">
            <text:p>280.879</text:p>
          </table:table-cell>
          <table:table-cell office:value-type="percentage" office:value="0.91349299787301852" table:style-name="ce39">
            <text:p>91,3%</text:p>
          </table:table-cell>
          <table:table-cell office:value-type="float" office:value="274988" table:style-name="ce38">
            <text:p>274.988</text:p>
          </table:table-cell>
          <table:table-cell office:value-type="percentage" office:value="0.83177205426415213" table:style-name="ce39">
            <text:p>83,2%</text:p>
          </table:table-cell>
          <table:table-cell office:value-type="float" office:value="188062" table:style-name="ce38">
            <text:p>188.062</text:p>
          </table:table-cell>
          <table:table-cell office:value-type="percentage" office:value="0.70726322954783927" table:style-name="ce39">
            <text:p>70,7%</text:p>
          </table:table-cell>
          <table:table-cell office:value-type="float" office:value="141898" table:style-name="ce38">
            <text:p>141.898</text:p>
          </table:table-cell>
          <table:table-cell office:value-type="percentage" office:value="0.65064262755113733" table:style-name="ce39">
            <text:p>65,1%</text:p>
          </table:table-cell>
          <table:table-cell office:value-type="float" office:value="35411" table:style-name="ce38">
            <text:p>35.411</text:p>
          </table:table-cell>
          <table:table-cell office:value-type="percentage" office:value="0.20354424849975858" table:style-name="ce39">
            <text:p>20,4%</text:p>
          </table:table-cell>
          <table:table-cell office:value-type="float" office:value="1435219" table:style-name="ce38">
            <text:p>1.435.21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9347174676467724" table:style-name="ce39">
            <text:p>7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218" table:style-name="ce38">
            <text:p>457.218</text:p>
          </table:table-cell>
          <table:table-cell office:value-type="percentage" office:value="1" table:style-name="ce39">
            <text:p>100,0%</text:p>
          </table:table-cell>
          <table:table-cell office:value-type="float" office:value="614546" table:style-name="ce38">
            <text:p>614.546</text:p>
          </table:table-cell>
          <table:table-cell office:value-type="percentage" office:value="0.96734415040642729" table:style-name="ce39">
            <text:p>96,7%</text:p>
          </table:table-cell>
          <table:table-cell office:value-type="float" office:value="781866" table:style-name="ce38">
            <text:p>781.866</text:p>
          </table:table-cell>
          <table:table-cell office:value-type="percentage" office:value="0.93347771686183112" table:style-name="ce39">
            <text:p>93,3%</text:p>
          </table:table-cell>
          <table:table-cell office:value-type="float" office:value="981400" table:style-name="ce38">
            <text:p>981.400</text:p>
          </table:table-cell>
          <table:table-cell office:value-type="percentage" office:value="0.89889904559526645" table:style-name="ce39">
            <text:p>89,9%</text:p>
          </table:table-cell>
          <table:table-cell office:value-type="float" office:value="1053892" table:style-name="ce38">
            <text:p>1.053.892</text:p>
          </table:table-cell>
          <table:table-cell office:value-type="percentage" office:value="0.80037060804781457" table:style-name="ce39">
            <text:p>80,0%</text:p>
          </table:table-cell>
          <table:table-cell office:value-type="float" office:value="660033" table:style-name="ce38">
            <text:p>660.033</text:p>
          </table:table-cell>
          <table:table-cell office:value-type="percentage" office:value="0.63182093175526399" table:style-name="ce39">
            <text:p>63,2%</text:p>
          </table:table-cell>
          <table:table-cell office:value-type="float" office:value="495277" table:style-name="ce38">
            <text:p>495.277</text:p>
          </table:table-cell>
          <table:table-cell office:value-type="percentage" office:value="0.59036397337100011" table:style-name="ce39">
            <text:p>59,0%</text:p>
          </table:table-cell>
          <table:table-cell office:value-type="float" office:value="234955" table:style-name="ce38">
            <text:p>234.955</text:p>
          </table:table-cell>
          <table:table-cell office:value-type="percentage" office:value="0.35807249994665985" table:style-name="ce39">
            <text:p>35,8%</text:p>
          </table:table-cell>
          <table:table-cell office:value-type="float" office:value="5279187" table:style-name="ce38">
            <text:p>5.279.18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6862409658200792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912" table:style-name="ce38">
            <text:p>295.912</text:p>
          </table:table-cell>
          <table:table-cell office:value-type="percentage" office:value="1" table:style-name="ce39">
            <text:p>100,0%</text:p>
          </table:table-cell>
          <table:table-cell office:value-type="float" office:value="431820" table:style-name="ce38">
            <text:p>431.820</text:p>
          </table:table-cell>
          <table:table-cell office:value-type="percentage" office:value="0.98620113186346381" table:style-name="ce39">
            <text:p>98,6%</text:p>
          </table:table-cell>
          <table:table-cell office:value-type="float" office:value="555535" table:style-name="ce38">
            <text:p>555.535</text:p>
          </table:table-cell>
          <table:table-cell office:value-type="percentage" office:value="0.95661824468598033" table:style-name="ce39">
            <text:p>95,7%</text:p>
          </table:table-cell>
          <table:table-cell office:value-type="float" office:value="701408" table:style-name="ce38">
            <text:p>701.408</text:p>
          </table:table-cell>
          <table:table-cell office:value-type="percentage" office:value="0.93230932006263179" table:style-name="ce39">
            <text:p>93,2%</text:p>
          </table:table-cell>
          <table:table-cell office:value-type="float" office:value="720173" table:style-name="ce38">
            <text:p>720.173</text:p>
          </table:table-cell>
          <table:table-cell office:value-type="percentage" office:value="0.8456824191980159" table:style-name="ce39">
            <text:p>84,6%</text:p>
          </table:table-cell>
          <table:table-cell office:value-type="float" office:value="444266" table:style-name="ce38">
            <text:p>444.266</text:p>
          </table:table-cell>
          <table:table-cell office:value-type="percentage" office:value="0.6847935828250552" table:style-name="ce39">
            <text:p>68,5%</text:p>
          </table:table-cell>
          <table:table-cell office:value-type="float" office:value="272319" table:style-name="ce38">
            <text:p>272.319</text:p>
          </table:table-cell>
          <table:table-cell office:value-type="percentage" office:value="0.52762116227432831" table:style-name="ce39">
            <text:p>52,8%</text:p>
          </table:table-cell>
          <table:table-cell office:value-type="float" office:value="6888" table:style-name="ce38">
            <text:p>6.888</text:p>
          </table:table-cell>
          <table:table-cell office:value-type="percentage" office:value="1.6224963548009449E-2" table:style-name="ce39">
            <text:p>1,6%</text:p>
          </table:table-cell>
          <table:table-cell office:value-type="float" office:value="3428321" table:style-name="ce38">
            <text:p>3.428.32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6380802409022786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92" table:style-name="ce38">
            <text:p>78.092</text:p>
          </table:table-cell>
          <table:table-cell office:value-type="percentage" office:value="1" table:style-name="ce39">
            <text:p>100,0%</text:p>
          </table:table-cell>
          <table:table-cell office:value-type="float" office:value="95721" table:style-name="ce38">
            <text:p>95.721</text:p>
          </table:table-cell>
          <table:table-cell office:value-type="percentage" office:value="1" table:style-name="ce39">
            <text:p>100,0%</text:p>
          </table:table-cell>
          <table:table-cell office:value-type="float" office:value="131528" table:style-name="ce38">
            <text:p>131.528</text:p>
          </table:table-cell>
          <table:table-cell office:value-type="percentage" office:value="1" table:style-name="ce39">
            <text:p>100,0%</text:p>
          </table:table-cell>
          <table:table-cell office:value-type="float" office:value="159102" table:style-name="ce38">
            <text:p>159.102</text:p>
          </table:table-cell>
          <table:table-cell office:value-type="percentage" office:value="0.94023023827534036" table:style-name="ce39">
            <text:p>94,0%</text:p>
          </table:table-cell>
          <table:table-cell office:value-type="float" office:value="142959" table:style-name="ce38">
            <text:p>142.959</text:p>
          </table:table-cell>
          <table:table-cell office:value-type="percentage" office:value="0.8963283885287221" table:style-name="ce39">
            <text:p>89,6%</text:p>
          </table:table-cell>
          <table:table-cell office:value-type="float" office:value="105636" table:style-name="ce38">
            <text:p>105.636</text:p>
          </table:table-cell>
          <table:table-cell office:value-type="percentage" office:value="0.79140538961184903" table:style-name="ce39">
            <text:p>79,1%</text:p>
          </table:table-cell>
          <table:table-cell office:value-type="float" office:value="66367" table:style-name="ce38">
            <text:p>66.367</text:p>
          </table:table-cell>
          <table:table-cell office:value-type="percentage" office:value="0.58566007765619488" table:style-name="ce39">
            <text:p>58,6%</text:p>
          </table:table-cell>
          <table:table-cell office:value-type="float" office:value="5478" table:style-name="ce38">
            <text:p>5.478</text:p>
          </table:table-cell>
          <table:table-cell office:value-type="percentage" office:value="6.4637168141592927E-2" table:style-name="ce39">
            <text:p>6,5%</text:p>
          </table:table-cell>
          <table:table-cell office:value-type="float" office:value="784883" table:style-name="ce38">
            <text:p>784.88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2321432879151957" table:style-name="ce39">
            <text:p>8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490" table:style-name="ce38">
            <text:p>241.490</text:p>
          </table:table-cell>
          <table:table-cell office:value-type="percentage" office:value="1" table:style-name="ce39">
            <text:p>100,0%</text:p>
          </table:table-cell>
          <table:table-cell office:value-type="float" office:value="290042" table:style-name="ce38">
            <text:p>290.042</text:p>
          </table:table-cell>
          <table:table-cell office:value-type="percentage" office:value="1" table:style-name="ce39">
            <text:p>100,0%</text:p>
          </table:table-cell>
          <table:table-cell office:value-type="float" office:value="340184" table:style-name="ce38">
            <text:p>340.184</text:p>
          </table:table-cell>
          <table:table-cell office:value-type="percentage" office:value="0.98056363442453309" table:style-name="ce39">
            <text:p>98,1%</text:p>
          </table:table-cell>
          <table:table-cell office:value-type="float" office:value="383379" table:style-name="ce38">
            <text:p>383.379</text:p>
          </table:table-cell>
          <table:table-cell office:value-type="percentage" office:value="0.94454148794374815" table:style-name="ce39">
            <text:p>94,5%</text:p>
          </table:table-cell>
          <table:table-cell office:value-type="float" office:value="393870" table:style-name="ce38">
            <text:p>393.870</text:p>
          </table:table-cell>
          <table:table-cell office:value-type="percentage" office:value="0.88865374158715404" table:style-name="ce39">
            <text:p>88,9%</text:p>
          </table:table-cell>
          <table:table-cell office:value-type="float" office:value="237832" table:style-name="ce38">
            <text:p>237.832</text:p>
          </table:table-cell>
          <table:table-cell office:value-type="percentage" office:value="0.73539306386978676" table:style-name="ce39">
            <text:p>73,5%</text:p>
          </table:table-cell>
          <table:table-cell office:value-type="float" office:value="101948" table:style-name="ce38">
            <text:p>101.948</text:p>
          </table:table-cell>
          <table:table-cell office:value-type="percentage" office:value="0.44136963646360522" table:style-name="ce39">
            <text:p>44,1%</text:p>
          </table:table-cell>
          <table:table-cell office:value-type="float" office:value="17403" table:style-name="ce38">
            <text:p>17.403</text:p>
          </table:table-cell>
          <table:table-cell office:value-type="percentage" office:value="9.6679573572138855E-2" table:style-name="ce39">
            <text:p>9,7%</text:p>
          </table:table-cell>
          <table:table-cell office:value-type="float" office:value="2006148" table:style-name="ce38">
            <text:p>2.006.14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173356903675173" table:style-name="ce39">
            <text:p>8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4" table:style-name="ce38">
            <text:p>23.314</text:p>
          </table:table-cell>
          <table:table-cell office:value-type="percentage" office:value="1" table:style-name="ce39">
            <text:p>100,0%</text:p>
          </table:table-cell>
          <table:table-cell office:value-type="float" office:value="28558" table:style-name="ce38">
            <text:p>28.558</text:p>
          </table:table-cell>
          <table:table-cell office:value-type="percentage" office:value="1" table:style-name="ce39">
            <text:p>100,0%</text:p>
          </table:table-cell>
          <table:table-cell office:value-type="float" office:value="37387" table:style-name="ce38">
            <text:p>37.387</text:p>
          </table:table-cell>
          <table:table-cell office:value-type="percentage" office:value="0.99122434911713242" table:style-name="ce39">
            <text:p>99,1%</text:p>
          </table:table-cell>
          <table:table-cell office:value-type="float" office:value="44121" table:style-name="ce38">
            <text:p>44.121</text:p>
          </table:table-cell>
          <table:table-cell office:value-type="percentage" office:value="0.92566717019133937" table:style-name="ce39">
            <text:p>92,6%</text:p>
          </table:table-cell>
          <table:table-cell office:value-type="float" office:value="45094" table:style-name="ce38">
            <text:p>45.094</text:p>
          </table:table-cell>
          <table:table-cell office:value-type="percentage" office:value="0.85168187054979505" table:style-name="ce39">
            <text:p>85,2%</text:p>
          </table:table-cell>
          <table:table-cell office:value-type="float" office:value="26792" table:style-name="ce38">
            <text:p>26.792</text:p>
          </table:table-cell>
          <table:table-cell office:value-type="percentage" office:value="0.68140084946209212" table:style-name="ce39">
            <text:p>68,1%</text:p>
          </table:table-cell>
          <table:table-cell office:value-type="float" office:value="15985" table:style-name="ce38">
            <text:p>15.985</text:p>
          </table:table-cell>
          <table:table-cell office:value-type="percentage" office:value="0.52482106507321558" table:style-name="ce39">
            <text:p>52,5%</text:p>
          </table:table-cell>
          <table:table-cell office:value-type="float" office:value="1978" table:style-name="ce38">
            <text:p>1.978</text:p>
          </table:table-cell>
          <table:table-cell office:value-type="percentage" office:value="7.7471408428638575E-2" table:style-name="ce39">
            <text:p>7,7%</text:p>
          </table:table-cell>
          <table:table-cell office:value-type="float" office:value="223229" table:style-name="ce38">
            <text:p>223.22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8610064443427119" table:style-name="ce39">
            <text:p>7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662" table:style-name="ce38">
            <text:p>372.662</text:p>
          </table:table-cell>
          <table:table-cell office:value-type="percentage" office:value="1" table:style-name="ce39">
            <text:p>100,0%</text:p>
          </table:table-cell>
          <table:table-cell office:value-type="float" office:value="508359" table:style-name="ce38">
            <text:p>508.359</text:p>
          </table:table-cell>
          <table:table-cell office:value-type="percentage" office:value="0.96631317230616576" table:style-name="ce39">
            <text:p>96,6%</text:p>
          </table:table-cell>
          <table:table-cell office:value-type="float" office:value="678494" table:style-name="ce38">
            <text:p>678.494</text:p>
          </table:table-cell>
          <table:table-cell office:value-type="percentage" office:value="0.96469758560433827" table:style-name="ce39">
            <text:p>96,5%</text:p>
          </table:table-cell>
          <table:table-cell office:value-type="float" office:value="916496" table:style-name="ce38">
            <text:p>916.496</text:p>
          </table:table-cell>
          <table:table-cell office:value-type="percentage" office:value="0.94213817470083261" table:style-name="ce39">
            <text:p>94,2%</text:p>
          </table:table-cell>
          <table:table-cell office:value-type="float" office:value="975129" table:style-name="ce38">
            <text:p>975.129</text:p>
          </table:table-cell>
          <table:table-cell office:value-type="percentage" office:value="0.83632354492521688" table:style-name="ce39">
            <text:p>83,6%</text:p>
          </table:table-cell>
          <table:table-cell office:value-type="float" office:value="649068" table:style-name="ce38">
            <text:p>649.068</text:p>
          </table:table-cell>
          <table:table-cell office:value-type="percentage" office:value="0.68348847984499395" table:style-name="ce39">
            <text:p>68,3%</text:p>
          </table:table-cell>
          <table:table-cell office:value-type="float" office:value="471774" table:style-name="ce38">
            <text:p>471.774</text:p>
          </table:table-cell>
          <table:table-cell office:value-type="percentage" office:value="0.63540725276945353" table:style-name="ce39">
            <text:p>63,5%</text:p>
          </table:table-cell>
          <table:table-cell office:value-type="float" office:value="127815" table:style-name="ce38">
            <text:p>127.815</text:p>
          </table:table-cell>
          <table:table-cell office:value-type="percentage" office:value="0.23090388805185513" table:style-name="ce39">
            <text:p>23,1%</text:p>
          </table:table-cell>
          <table:table-cell office:value-type="float" office:value="4699797" table:style-name="ce38">
            <text:p>4.699.79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8619045332863158" table:style-name="ce39">
            <text:p>7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21" table:style-name="ce38">
            <text:p>73.621</text:p>
          </table:table-cell>
          <table:table-cell office:value-type="percentage" office:value="1" table:style-name="ce39">
            <text:p>100,0%</text:p>
          </table:table-cell>
          <table:table-cell office:value-type="float" office:value="102338" table:style-name="ce38">
            <text:p>102.338</text:p>
          </table:table-cell>
          <table:table-cell office:value-type="percentage" office:value="0.99454805197329421" table:style-name="ce39">
            <text:p>99,5%</text:p>
          </table:table-cell>
          <table:table-cell office:value-type="float" office:value="144468" table:style-name="ce38">
            <text:p>144.468</text:p>
          </table:table-cell>
          <table:table-cell office:value-type="percentage" office:value="0.98338427189620781" table:style-name="ce39">
            <text:p>98,3%</text:p>
          </table:table-cell>
          <table:table-cell office:value-type="float" office:value="201818" table:style-name="ce38">
            <text:p>201.818</text:p>
          </table:table-cell>
          <table:table-cell office:value-type="percentage" office:value="0.94636493228795437" table:style-name="ce39">
            <text:p>94,6%</text:p>
          </table:table-cell>
          <table:table-cell office:value-type="float" office:value="219830" table:style-name="ce38">
            <text:p>219.830</text:p>
          </table:table-cell>
          <table:table-cell office:value-type="percentage" office:value="0.8649378140283368" table:style-name="ce39">
            <text:p>86,5%</text:p>
          </table:table-cell>
          <table:table-cell office:value-type="float" office:value="146696" table:style-name="ce38">
            <text:p>146.696</text:p>
          </table:table-cell>
          <table:table-cell office:value-type="percentage" office:value="0.70188466194265153" table:style-name="ce39">
            <text:p>70,2%</text:p>
          </table:table-cell>
          <table:table-cell office:value-type="float" office:value="113328" table:style-name="ce38">
            <text:p>113.328</text:p>
          </table:table-cell>
          <table:table-cell office:value-type="percentage" office:value="0.65793507036366172" table:style-name="ce39">
            <text:p>65,8%</text:p>
          </table:table-cell>
          <table:table-cell office:value-type="float" office:value="55413" table:style-name="ce38">
            <text:p>55.413</text:p>
          </table:table-cell>
          <table:table-cell office:value-type="percentage" office:value="0.39052391221616134" table:style-name="ce39">
            <text:p>39,1%</text:p>
          </table:table-cell>
          <table:table-cell office:value-type="float" office:value="1057512" table:style-name="ce38">
            <text:p>1.057.51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0717665404457706" table:style-name="ce39">
            <text:p>8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24" table:style-name="ce38">
            <text:p>42.424</text:p>
          </table:table-cell>
          <table:table-cell office:value-type="percentage" office:value="1" table:style-name="ce39">
            <text:p>100,0%</text:p>
          </table:table-cell>
          <table:table-cell office:value-type="float" office:value="55741" table:style-name="ce38">
            <text:p>55.741</text:p>
          </table:table-cell>
          <table:table-cell office:value-type="percentage" office:value="0.99908589045024376" table:style-name="ce39">
            <text:p>99,9%</text:p>
          </table:table-cell>
          <table:table-cell office:value-type="float" office:value="70775" table:style-name="ce38">
            <text:p>70.775</text:p>
          </table:table-cell>
          <table:table-cell office:value-type="percentage" office:value="0.95843941281620715" table:style-name="ce39">
            <text:p>95,8%</text:p>
          </table:table-cell>
          <table:table-cell office:value-type="float" office:value="89299" table:style-name="ce38">
            <text:p>89.299</text:p>
          </table:table-cell>
          <table:table-cell office:value-type="percentage" office:value="0.92352162491985024" table:style-name="ce39">
            <text:p>92,4%</text:p>
          </table:table-cell>
          <table:table-cell office:value-type="float" office:value="91391" table:style-name="ce38">
            <text:p>91.391</text:p>
          </table:table-cell>
          <table:table-cell office:value-type="percentage" office:value="0.8461972926427288" table:style-name="ce39">
            <text:p>84,6%</text:p>
          </table:table-cell>
          <table:table-cell office:value-type="float" office:value="57037" table:style-name="ce38">
            <text:p>57.037</text:p>
          </table:table-cell>
          <table:table-cell office:value-type="percentage" office:value="0.70120849264208707" table:style-name="ce39">
            <text:p>70,1%</text:p>
          </table:table-cell>
          <table:table-cell office:value-type="float" office:value="44469" table:style-name="ce38">
            <text:p>44.469</text:p>
          </table:table-cell>
          <table:table-cell office:value-type="percentage" office:value="0.65273680038751158" table:style-name="ce39">
            <text:p>65,3%</text:p>
          </table:table-cell>
          <table:table-cell office:value-type="float" office:value="12420" table:style-name="ce38">
            <text:p>12.420</text:p>
          </table:table-cell>
          <table:table-cell office:value-type="percentage" office:value="0.22025962970844862" table:style-name="ce39">
            <text:p>22,0%</text:p>
          </table:table-cell>
          <table:table-cell office:value-type="float" office:value="463556" table:style-name="ce38">
            <text:p>463.55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9737302916983455" table:style-name="ce39">
            <text:p>79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43" table:style-name="ce38">
            <text:p>163.743</text:p>
          </table:table-cell>
          <table:table-cell office:value-type="percentage" office:value="1" table:style-name="ce39">
            <text:p>100,0%</text:p>
          </table:table-cell>
          <table:table-cell office:value-type="float" office:value="213022" table:style-name="ce38">
            <text:p>213.022</text:p>
          </table:table-cell>
          <table:table-cell office:value-type="percentage" office:value="0.99972310999103631" table:style-name="ce39">
            <text:p>100,0%</text:p>
          </table:table-cell>
          <table:table-cell office:value-type="float" office:value="274110" table:style-name="ce38">
            <text:p>274.110</text:p>
          </table:table-cell>
          <table:table-cell office:value-type="percentage" office:value="0.97854840264316234" table:style-name="ce39">
            <text:p>97,9%</text:p>
          </table:table-cell>
          <table:table-cell office:value-type="float" office:value="311957" table:style-name="ce38">
            <text:p>311.957</text:p>
          </table:table-cell>
          <table:table-cell office:value-type="percentage" office:value="0.91758266000347077" table:style-name="ce39">
            <text:p>91,8%</text:p>
          </table:table-cell>
          <table:table-cell office:value-type="float" office:value="302638" table:style-name="ce38">
            <text:p>302.638</text:p>
          </table:table-cell>
          <table:table-cell office:value-type="percentage" office:value="0.83570953213322174" table:style-name="ce39">
            <text:p>83,6%</text:p>
          </table:table-cell>
          <table:table-cell office:value-type="float" office:value="167273" table:style-name="ce38">
            <text:p>167.273</text:p>
          </table:table-cell>
          <table:table-cell office:value-type="percentage" office:value="0.64201686477855857" table:style-name="ce39">
            <text:p>64,2%</text:p>
          </table:table-cell>
          <table:table-cell office:value-type="float" office:value="90601" table:style-name="ce38">
            <text:p>90.601</text:p>
          </table:table-cell>
          <table:table-cell office:value-type="percentage" office:value="0.44955689858783132" table:style-name="ce39">
            <text:p>45,0%</text:p>
          </table:table-cell>
          <table:table-cell office:value-type="float" office:value="37835" table:style-name="ce38">
            <text:p>37.835</text:p>
          </table:table-cell>
          <table:table-cell office:value-type="percentage" office:value="0.2243988944640167" table:style-name="ce39">
            <text:p>22,4%</text:p>
          </table:table-cell>
          <table:table-cell office:value-type="float" office:value="1561179" table:style-name="ce38">
            <text:p>1.561.17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8690718432938844" table:style-name="ce39">
            <text:p>78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6" table:style-name="ce38">
            <text:p>2.376</text:p>
          </table:table-cell>
          <table:table-cell office:value-type="percentage" office:value="0.91209213051823412" table:style-name="ce39">
            <text:p>91,2%</text:p>
          </table:table-cell>
          <table:table-cell office:value-type="float" office:value="3841" table:style-name="ce38">
            <text:p>3.841</text:p>
          </table:table-cell>
          <table:table-cell office:value-type="percentage" office:value="0.88953219082908752" table:style-name="ce39">
            <text:p>89,0%</text:p>
          </table:table-cell>
          <table:table-cell office:value-type="float" office:value="7415" table:style-name="ce38">
            <text:p>7.415</text:p>
          </table:table-cell>
          <table:table-cell office:value-type="percentage" office:value="0.94374443171694034" table:style-name="ce39">
            <text:p>94,4%</text:p>
          </table:table-cell>
          <table:table-cell office:value-type="float" office:value="10045" table:style-name="ce38">
            <text:p>10.045</text:p>
          </table:table-cell>
          <table:table-cell office:value-type="percentage" office:value="0.86924541363793695" table:style-name="ce39">
            <text:p>86,9%</text:p>
          </table:table-cell>
          <table:table-cell office:value-type="float" office:value="10243" table:style-name="ce38">
            <text:p>10.243</text:p>
          </table:table-cell>
          <table:table-cell office:value-type="percentage" office:value="0.81023572219585505" table:style-name="ce39">
            <text:p>81,0%</text:p>
          </table:table-cell>
          <table:table-cell office:value-type="float" office:value="8005" table:style-name="ce38">
            <text:p>8.005</text:p>
          </table:table-cell>
          <table:table-cell office:value-type="percentage" office:value="0.67302841768959143" table:style-name="ce39">
            <text:p>67,3%</text:p>
          </table:table-cell>
          <table:table-cell office:value-type="float" office:value="7356" table:style-name="ce38">
            <text:p>7.356</text:p>
          </table:table-cell>
          <table:table-cell office:value-type="percentage" office:value="0.67073949120087539" table:style-name="ce39">
            <text:p>67,1%</text:p>
          </table:table-cell>
          <table:table-cell office:value-type="float" office:value="3883" table:style-name="ce38">
            <text:p>3.883</text:p>
          </table:table-cell>
          <table:table-cell office:value-type="percentage" office:value="0.42548761779531008" table:style-name="ce39">
            <text:p>42,5%</text:p>
          </table:table-cell>
          <table:table-cell office:value-type="float" office:value="53164" table:style-name="ce38">
            <text:p>53.16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491580356513774" table:style-name="ce39">
            <text:p>74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2" table:style-name="ce38">
            <text:p>1.992</text:p>
          </table:table-cell>
          <table:table-cell office:value-type="percentage" office:value="0.84802043422733075" table:style-name="ce39">
            <text:p>84,8%</text:p>
          </table:table-cell>
          <table:table-cell office:value-type="float" office:value="3273" table:style-name="ce38">
            <text:p>3.273</text:p>
          </table:table-cell>
          <table:table-cell office:value-type="percentage" office:value="0.87326574172892213" table:style-name="ce39">
            <text:p>87,3%</text:p>
          </table:table-cell>
          <table:table-cell office:value-type="float" office:value="6955" table:style-name="ce38">
            <text:p>6.955</text:p>
          </table:table-cell>
          <table:table-cell office:value-type="percentage" office:value="0.8885907755206337" table:style-name="ce39">
            <text:p>88,9%</text:p>
          </table:table-cell>
          <table:table-cell office:value-type="float" office:value="9320" table:style-name="ce38">
            <text:p>9.320</text:p>
          </table:table-cell>
          <table:table-cell office:value-type="percentage" office:value="0.82485175679263656" table:style-name="ce39">
            <text:p>82,5%</text:p>
          </table:table-cell>
          <table:table-cell office:value-type="float" office:value="9512" table:style-name="ce38">
            <text:p>9.512</text:p>
          </table:table-cell>
          <table:table-cell office:value-type="percentage" office:value="0.79253457757040491" table:style-name="ce39">
            <text:p>79,3%</text:p>
          </table:table-cell>
          <table:table-cell office:value-type="float" office:value="7792" table:style-name="ce38">
            <text:p>7.792</text:p>
          </table:table-cell>
          <table:table-cell office:value-type="percentage" office:value="0.64221544547927145" table:style-name="ce39">
            <text:p>64,2%</text:p>
          </table:table-cell>
          <table:table-cell office:value-type="float" office:value="7271" table:style-name="ce38">
            <text:p>7.271</text:p>
          </table:table-cell>
          <table:table-cell office:value-type="percentage" office:value="0.6061692371821592" table:style-name="ce39">
            <text:p>60,6%</text:p>
          </table:table-cell>
          <table:table-cell office:value-type="float" office:value="5049" table:style-name="ce38">
            <text:p>5.049</text:p>
          </table:table-cell>
          <table:table-cell office:value-type="percentage" office:value="0.52736578232713605" table:style-name="ce39">
            <text:p>52,7%</text:p>
          </table:table-cell>
          <table:table-cell office:value-type="float" office:value="51164" table:style-name="ce38">
            <text:p>51.16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2136139974903779" table:style-name="ce39">
            <text:p>72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96" table:style-name="ce38">
            <text:p>3.496</text:p>
          </table:table-cell>
          <table:table-cell office:value-type="string" table:style-name="ce39">
            <text:p>-</text:p>
          </table:table-cell>
          <table:table-cell office:value-type="float" office:value="9438" table:style-name="ce38">
            <text:p>9.438</text:p>
          </table:table-cell>
          <table:table-cell office:value-type="string" table:style-name="ce39">
            <text:p>-</text:p>
          </table:table-cell>
          <table:table-cell office:value-type="float" office:value="21752" table:style-name="ce38">
            <text:p>21.752</text:p>
          </table:table-cell>
          <table:table-cell office:value-type="string" table:style-name="ce39">
            <text:p>-</text:p>
          </table:table-cell>
          <table:table-cell office:value-type="float" office:value="31191" table:style-name="ce38">
            <text:p>31.191</text:p>
          </table:table-cell>
          <table:table-cell office:value-type="string" table:style-name="ce39">
            <text:p>-</text:p>
          </table:table-cell>
          <table:table-cell office:value-type="float" office:value="23906" table:style-name="ce38">
            <text:p>23.906</text:p>
          </table:table-cell>
          <table:table-cell office:value-type="string" table:style-name="ce39">
            <text:p>-</text:p>
          </table:table-cell>
          <table:table-cell office:value-type="float" office:value="940" table:style-name="ce38">
            <text:p>940</text:p>
          </table:table-cell>
          <table:table-cell office:value-type="string" table:style-name="ce39">
            <text:p>-</text:p>
          </table:table-cell>
          <table:table-cell office:value-type="float" office:value="90772" table:style-name="ce38">
            <text:p>90.77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44" table:style-name="ce41">
            <text:p>144</text:p>
          </table:table-cell>
          <table:table-cell office:value-type="string" table:style-name="ce42">
            <text:p>-</text:p>
          </table:table-cell>
          <table:table-cell office:value-type="float" office:value="432" table:style-name="ce41">
            <text:p>432</text:p>
          </table:table-cell>
          <table:table-cell office:value-type="string" table:style-name="ce42">
            <text:p>-</text:p>
          </table:table-cell>
          <table:table-cell office:value-type="float" office:value="819" table:style-name="ce41">
            <text:p>819</text:p>
          </table:table-cell>
          <table:table-cell office:value-type="string" table:style-name="ce42">
            <text:p>-</text:p>
          </table:table-cell>
          <table:table-cell office:value-type="float" office:value="928" table:style-name="ce41">
            <text:p>928</text:p>
          </table:table-cell>
          <table:table-cell office:value-type="string" table:style-name="ce42">
            <text:p>-</text:p>
          </table:table-cell>
          <table:table-cell office:value-type="float" office:value="861" table:style-name="ce41">
            <text:p>861</text:p>
          </table:table-cell>
          <table:table-cell office:value-type="string" table:style-name="ce42">
            <text:p>-</text:p>
          </table:table-cell>
          <table:table-cell office:value-type="float" office:value="109" table:style-name="ce41">
            <text:p>109</text:p>
          </table:table-cell>
          <table:table-cell office:value-type="string" table:style-name="ce42">
            <text:p>-</text:p>
          </table:table-cell>
          <table:table-cell office:value-type="float" office:value="3333" table:style-name="ce41">
            <text:p>3.33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7419" table:style-name="ce45">
            <text:p>2.927.419</text:p>
          </table:table-cell>
          <table:table-cell office:value-type="percentage" office:value="1" table:style-name="ce46">
            <text:p>100,0%</text:p>
          </table:table-cell>
          <table:table-cell office:value-type="float" office:value="3922033" table:style-name="ce45">
            <text:p>3.922.033</text:p>
          </table:table-cell>
          <table:table-cell office:value-type="percentage" office:value="0.99040111917920126" table:style-name="ce46">
            <text:p>99,0%</text:p>
          </table:table-cell>
          <table:table-cell office:value-type="float" office:value="5177498" table:style-name="ce45">
            <text:p>5.177.498</text:p>
          </table:table-cell>
          <table:table-cell office:value-type="percentage" office:value="0.97011646648501604" table:style-name="ce46">
            <text:p>97,0%</text:p>
          </table:table-cell>
          <table:table-cell office:value-type="float" office:value="6490898" table:style-name="ce45">
            <text:p>6.490.898</text:p>
          </table:table-cell>
          <table:table-cell office:value-type="percentage" office:value="0.92288007943917127" table:style-name="ce46">
            <text:p>92,3%</text:p>
          </table:table-cell>
          <table:table-cell office:value-type="float" office:value="6620285" table:style-name="ce45">
            <text:p>6.620.285</text:p>
          </table:table-cell>
          <table:table-cell office:value-type="percentage" office:value="0.83888819406931581" table:style-name="ce46">
            <text:p>83,9%</text:p>
          </table:table-cell>
          <table:table-cell office:value-type="float" office:value="4311556" table:style-name="ce45">
            <text:p>4.311.556</text:p>
          </table:table-cell>
          <table:table-cell office:value-type="percentage" office:value="0.69201879878396311" table:style-name="ce46">
            <text:p>69,2%</text:p>
          </table:table-cell>
          <table:table-cell office:value-type="float" office:value="2984040" table:style-name="ce45">
            <text:p>2.984.040</text:p>
          </table:table-cell>
          <table:table-cell office:value-type="percentage" office:value="0.60348983950297697" table:style-name="ce46">
            <text:p>60,3%</text:p>
          </table:table-cell>
          <table:table-cell office:value-type="float" office:value="990800" table:style-name="ce45">
            <text:p>990.800</text:p>
          </table:table-cell>
          <table:table-cell office:value-type="percentage" office:value="0.25479043563815645" table:style-name="ce46">
            <text:p>25,5%</text:p>
          </table:table-cell>
          <table:table-cell office:value-type="float" office:value="33424529" table:style-name="ce45">
            <text:p>33.424.52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93558078954123" table:style-name="ce46">
            <text:p>79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812" table:style-name="ce35">
            <text:p>425.812</text:p>
          </table:table-cell>
          <table:table-cell office:value-type="percentage" office:value="1" table:style-name="ce36">
            <text:p>100,0%</text:p>
          </table:table-cell>
          <table:table-cell office:value-type="float" office:value="644627" table:style-name="ce35">
            <text:p>644.627</text:p>
          </table:table-cell>
          <table:table-cell office:value-type="percentage" office:value="0.99115287808223185" table:style-name="ce36">
            <text:p>99,1%</text:p>
          </table:table-cell>
          <table:table-cell office:value-type="float" office:value="846895" table:style-name="ce35">
            <text:p>846.895</text:p>
          </table:table-cell>
          <table:table-cell office:value-type="percentage" office:value="0.92440951070079369" table:style-name="ce36">
            <text:p>92,4%</text:p>
          </table:table-cell>
          <table:table-cell office:value-type="float" office:value="1116608" table:style-name="ce35">
            <text:p>1.116.608</text:p>
          </table:table-cell>
          <table:table-cell office:value-type="percentage" office:value="0.88267941797013649" table:style-name="ce36">
            <text:p>88,3%</text:p>
          </table:table-cell>
          <table:table-cell office:value-type="float" office:value="1107002" table:style-name="ce35">
            <text:p>1.107.002</text:p>
          </table:table-cell>
          <table:table-cell office:value-type="percentage" office:value="0.79921363873298512" table:style-name="ce36">
            <text:p>79,9%</text:p>
          </table:table-cell>
          <table:table-cell office:value-type="float" office:value="601436" table:style-name="ce35">
            <text:p>601.436</text:p>
          </table:table-cell>
          <table:table-cell office:value-type="percentage" office:value="0.52747503326121259" table:style-name="ce36">
            <text:p>52,7%</text:p>
          </table:table-cell>
          <table:table-cell office:value-type="float" office:value="151886" table:style-name="ce35">
            <text:p>151.886</text:p>
          </table:table-cell>
          <table:table-cell office:value-type="percentage" office:value="0.16355182454084974" table:style-name="ce36">
            <text:p>16,4%</text:p>
          </table:table-cell>
          <table:table-cell office:value-type="float" office:value="7444" table:style-name="ce35">
            <text:p>7.444</text:p>
          </table:table-cell>
          <table:table-cell office:value-type="percentage" office:value="9.8870112776212726E-3" table:style-name="ce36">
            <text:p>1,0%</text:p>
          </table:table-cell>
          <table:table-cell office:value-type="float" office:value="4901710" table:style-name="ce35">
            <text:p>4.901.71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5777327487008475" table:style-name="ce36">
            <text:p>6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87" table:style-name="ce38">
            <text:p>99.287</text:p>
          </table:table-cell>
          <table:table-cell office:value-type="percentage" office:value="1" table:style-name="ce39">
            <text:p>100,0%</text:p>
          </table:table-cell>
          <table:table-cell office:value-type="float" office:value="117687" table:style-name="ce38">
            <text:p>117.687</text:p>
          </table:table-cell>
          <table:table-cell office:value-type="percentage" office:value="0.98934050691437936" table:style-name="ce39">
            <text:p>98,9%</text:p>
          </table:table-cell>
          <table:table-cell office:value-type="float" office:value="143412" table:style-name="ce38">
            <text:p>143.412</text:p>
          </table:table-cell>
          <table:table-cell office:value-type="percentage" office:value="0.91715003805150708" table:style-name="ce39">
            <text:p>91,7%</text:p>
          </table:table-cell>
          <table:table-cell office:value-type="float" office:value="175661" table:style-name="ce38">
            <text:p>175.661</text:p>
          </table:table-cell>
          <table:table-cell office:value-type="percentage" office:value="0.88598650298084392" table:style-name="ce39">
            <text:p>88,6%</text:p>
          </table:table-cell>
          <table:table-cell office:value-type="float" office:value="170922" table:style-name="ce38">
            <text:p>170.922</text:p>
          </table:table-cell>
          <table:table-cell office:value-type="percentage" office:value="0.79519686614590845" table:style-name="ce39">
            <text:p>79,5%</text:p>
          </table:table-cell>
          <table:table-cell office:value-type="float" office:value="87265" table:style-name="ce38">
            <text:p>87.265</text:p>
          </table:table-cell>
          <table:table-cell office:value-type="percentage" office:value="0.53117733708289205" table:style-name="ce39">
            <text:p>53,1%</text:p>
          </table:table-cell>
          <table:table-cell office:value-type="float" office:value="38800" table:style-name="ce38">
            <text:p>38.800</text:p>
          </table:table-cell>
          <table:table-cell office:value-type="percentage" office:value="0.29754373049286431" table:style-name="ce39">
            <text:p>29,8%</text:p>
          </table:table-cell>
          <table:table-cell office:value-type="float" office:value="12531" table:style-name="ce38">
            <text:p>12.531</text:p>
          </table:table-cell>
          <table:table-cell office:value-type="percentage" office:value="0.1215315830819812" table:style-name="ce39">
            <text:p>12,2%</text:p>
          </table:table-cell>
          <table:table-cell office:value-type="float" office:value="845565" table:style-name="ce38">
            <text:p>845.56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1347628200692914" table:style-name="ce39">
            <text:p>7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10" table:style-name="ce38">
            <text:p>87.710</text:p>
          </table:table-cell>
          <table:table-cell office:value-type="percentage" office:value="0.99867920661307585" table:style-name="ce39">
            <text:p>99,9%</text:p>
          </table:table-cell>
          <table:table-cell office:value-type="float" office:value="113367" table:style-name="ce38">
            <text:p>113.367</text:p>
          </table:table-cell>
          <table:table-cell office:value-type="percentage" office:value="1" table:style-name="ce39">
            <text:p>100,0%</text:p>
          </table:table-cell>
          <table:table-cell office:value-type="float" office:value="141879" table:style-name="ce38">
            <text:p>141.879</text:p>
          </table:table-cell>
          <table:table-cell office:value-type="percentage" office:value="0.94805949803544221" table:style-name="ce39">
            <text:p>94,8%</text:p>
          </table:table-cell>
          <table:table-cell office:value-type="float" office:value="145028" table:style-name="ce38">
            <text:p>145.028</text:p>
          </table:table-cell>
          <table:table-cell office:value-type="percentage" office:value="0.89168434320145107" table:style-name="ce39">
            <text:p>89,2%</text:p>
          </table:table-cell>
          <table:table-cell office:value-type="float" office:value="137691" table:style-name="ce38">
            <text:p>137.691</text:p>
          </table:table-cell>
          <table:table-cell office:value-type="percentage" office:value="0.82453156719143916" table:style-name="ce39">
            <text:p>82,5%</text:p>
          </table:table-cell>
          <table:table-cell office:value-type="float" office:value="60585" table:style-name="ce38">
            <text:p>60.585</text:p>
          </table:table-cell>
          <table:table-cell office:value-type="percentage" office:value="0.52935317297358697" table:style-name="ce39">
            <text:p>52,9%</text:p>
          </table:table-cell>
          <table:table-cell office:value-type="float" office:value="12072" table:style-name="ce38">
            <text:p>12.072</text:p>
          </table:table-cell>
          <table:table-cell office:value-type="percentage" office:value="0.1525957199378089" table:style-name="ce39">
            <text:p>15,3%</text:p>
          </table:table-cell>
          <table:table-cell office:value-type="float" office:value="1296" table:style-name="ce38">
            <text:p>1.296</text:p>
          </table:table-cell>
          <table:table-cell office:value-type="percentage" office:value="2.0250000000000001E-2" table:style-name="ce39">
            <text:p>2,0%</text:p>
          </table:table-cell>
          <table:table-cell office:value-type="float" office:value="699628" table:style-name="ce38">
            <text:p>699.62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912493160600346" table:style-name="ce39">
            <text:p>7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39" table:style-name="ce38">
            <text:p>50.339</text:p>
          </table:table-cell>
          <table:table-cell office:value-type="percentage" office:value="1" table:style-name="ce39">
            <text:p>100,0%</text:p>
          </table:table-cell>
          <table:table-cell office:value-type="float" office:value="77737" table:style-name="ce38">
            <text:p>77.737</text:p>
          </table:table-cell>
          <table:table-cell office:value-type="percentage" office:value="0.96548512096974515" table:style-name="ce39">
            <text:p>96,5%</text:p>
          </table:table-cell>
          <table:table-cell office:value-type="float" office:value="102672" table:style-name="ce38">
            <text:p>102.672</text:p>
          </table:table-cell>
          <table:table-cell office:value-type="percentage" office:value="0.87580929958799292" table:style-name="ce39">
            <text:p>87,6%</text:p>
          </table:table-cell>
          <table:table-cell office:value-type="float" office:value="140022" table:style-name="ce38">
            <text:p>140.022</text:p>
          </table:table-cell>
          <table:table-cell office:value-type="percentage" office:value="0.84453880347654053" table:style-name="ce39">
            <text:p>84,5%</text:p>
          </table:table-cell>
          <table:table-cell office:value-type="float" office:value="148236" table:style-name="ce38">
            <text:p>148.236</text:p>
          </table:table-cell>
          <table:table-cell office:value-type="percentage" office:value="0.71899190966765614" table:style-name="ce39">
            <text:p>71,9%</text:p>
          </table:table-cell>
          <table:table-cell office:value-type="float" office:value="83257" table:style-name="ce38">
            <text:p>83.257</text:p>
          </table:table-cell>
          <table:table-cell office:value-type="percentage" office:value="0.45698650287891013" table:style-name="ce39">
            <text:p>45,7%</text:p>
          </table:table-cell>
          <table:table-cell office:value-type="float" office:value="52034" table:style-name="ce38">
            <text:p>52.034</text:p>
          </table:table-cell>
          <table:table-cell office:value-type="percentage" office:value="0.37721651128735267" table:style-name="ce39">
            <text:p>37,7%</text:p>
          </table:table-cell>
          <table:table-cell office:value-type="float" office:value="21127" table:style-name="ce38">
            <text:p>21.127</text:p>
          </table:table-cell>
          <table:table-cell office:value-type="percentage" office:value="0.22127147046501885" table:style-name="ce39">
            <text:p>22,1%</text:p>
          </table:table-cell>
          <table:table-cell office:value-type="float" office:value="675424" table:style-name="ce38">
            <text:p>675.42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5266744422230105" table:style-name="ce39">
            <text:p>6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625" table:style-name="ce38">
            <text:p>90.625</text:p>
          </table:table-cell>
          <table:table-cell office:value-type="percentage" office:value="1" table:style-name="ce39">
            <text:p>100,0%</text:p>
          </table:table-cell>
          <table:table-cell office:value-type="float" office:value="147855" table:style-name="ce38">
            <text:p>147.855</text:p>
          </table:table-cell>
          <table:table-cell office:value-type="percentage" office:value="0.95679831231273982" table:style-name="ce39">
            <text:p>95,7%</text:p>
          </table:table-cell>
          <table:table-cell office:value-type="float" office:value="203097" table:style-name="ce38">
            <text:p>203.097</text:p>
          </table:table-cell>
          <table:table-cell office:value-type="percentage" office:value="0.86390434383135117" table:style-name="ce39">
            <text:p>86,4%</text:p>
          </table:table-cell>
          <table:table-cell office:value-type="float" office:value="303622" table:style-name="ce38">
            <text:p>303.622</text:p>
          </table:table-cell>
          <table:table-cell office:value-type="percentage" office:value="0.8662242662162779" table:style-name="ce39">
            <text:p>86,6%</text:p>
          </table:table-cell>
          <table:table-cell office:value-type="float" office:value="283700" table:style-name="ce38">
            <text:p>283.700</text:p>
          </table:table-cell>
          <table:table-cell office:value-type="percentage" office:value="0.73132881698477026" table:style-name="ce39">
            <text:p>73,1%</text:p>
          </table:table-cell>
          <table:table-cell office:value-type="float" office:value="159276" table:style-name="ce38">
            <text:p>159.276</text:p>
          </table:table-cell>
          <table:table-cell office:value-type="percentage" office:value="0.51225018814282131" table:style-name="ce39">
            <text:p>51,2%</text:p>
          </table:table-cell>
          <table:table-cell office:value-type="float" office:value="60716" table:style-name="ce38">
            <text:p>60.716</text:p>
          </table:table-cell>
          <table:table-cell office:value-type="percentage" office:value="0.24117768562213007" table:style-name="ce39">
            <text:p>24,1%</text:p>
          </table:table-cell>
          <table:table-cell office:value-type="float" office:value="9592" table:style-name="ce38">
            <text:p>9.592</text:p>
          </table:table-cell>
          <table:table-cell office:value-type="percentage" office:value="5.3349054767320922E-2" table:style-name="ce39">
            <text:p>5,3%</text:p>
          </table:table-cell>
          <table:table-cell office:value-type="float" office:value="1258483" table:style-name="ce38">
            <text:p>1.258.48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4182970602425371" table:style-name="ce39">
            <text:p>6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38" table:style-name="ce38">
            <text:p>41.838</text:p>
          </table:table-cell>
          <table:table-cell office:value-type="percentage" office:value="1" table:style-name="ce39">
            <text:p>100,0%</text:p>
          </table:table-cell>
          <table:table-cell office:value-type="float" office:value="55563" table:style-name="ce38">
            <text:p>55.563</text:p>
          </table:table-cell>
          <table:table-cell office:value-type="percentage" office:value="1" table:style-name="ce39">
            <text:p>100,0%</text:p>
          </table:table-cell>
          <table:table-cell office:value-type="float" office:value="74071" table:style-name="ce38">
            <text:p>74.071</text:p>
          </table:table-cell>
          <table:table-cell office:value-type="percentage" office:value="0.95767017906781304" table:style-name="ce39">
            <text:p>95,8%</text:p>
          </table:table-cell>
          <table:table-cell office:value-type="float" office:value="80277" table:style-name="ce38">
            <text:p>80.277</text:p>
          </table:table-cell>
          <table:table-cell office:value-type="percentage" office:value="0.8923235961051087" table:style-name="ce39">
            <text:p>89,2%</text:p>
          </table:table-cell>
          <table:table-cell office:value-type="float" office:value="79062" table:style-name="ce38">
            <text:p>79.062</text:p>
          </table:table-cell>
          <table:table-cell office:value-type="percentage" office:value="0.80866123208788065" table:style-name="ce39">
            <text:p>80,9%</text:p>
          </table:table-cell>
          <table:table-cell office:value-type="float" office:value="21124" table:style-name="ce38">
            <text:p>21.124</text:p>
          </table:table-cell>
          <table:table-cell office:value-type="percentage" office:value="0.2997460020149561" table:style-name="ce39">
            <text:p>30,0%</text:p>
          </table:table-cell>
          <table:table-cell office:value-type="float" office:value="6831" table:style-name="ce38">
            <text:p>6.831</text:p>
          </table:table-cell>
          <table:table-cell office:value-type="percentage" office:value="0.13525393525393525" table:style-name="ce39">
            <text:p>13,5%</text:p>
          </table:table-cell>
          <table:table-cell office:value-type="float" office:value="553" table:style-name="ce38">
            <text:p>553</text:p>
          </table:table-cell>
          <table:table-cell office:value-type="percentage" office:value="1.2578759411323158E-2" table:style-name="ce39">
            <text:p>1,3%</text:p>
          </table:table-cell>
          <table:table-cell office:value-type="float" office:value="359319" table:style-name="ce38">
            <text:p>359.31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8555712642164968" table:style-name="ce39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951" table:style-name="ce38">
            <text:p>225.951</text:p>
          </table:table-cell>
          <table:table-cell office:value-type="percentage" office:value="1" table:style-name="ce39">
            <text:p>100,0%</text:p>
          </table:table-cell>
          <table:table-cell office:value-type="float" office:value="247813" table:style-name="ce38">
            <text:p>247.813</text:p>
          </table:table-cell>
          <table:table-cell office:value-type="percentage" office:value="1" table:style-name="ce39">
            <text:p>100,0%</text:p>
          </table:table-cell>
          <table:table-cell office:value-type="float" office:value="305800" table:style-name="ce38">
            <text:p>305.800</text:p>
          </table:table-cell>
          <table:table-cell office:value-type="percentage" office:value="0.95989955269559757" table:style-name="ce39">
            <text:p>96,0%</text:p>
          </table:table-cell>
          <table:table-cell office:value-type="float" office:value="338273" table:style-name="ce38">
            <text:p>338.273</text:p>
          </table:table-cell>
          <table:table-cell office:value-type="percentage" office:value="0.88744802256181543" table:style-name="ce39">
            <text:p>88,7%</text:p>
          </table:table-cell>
          <table:table-cell office:value-type="float" office:value="297950" table:style-name="ce38">
            <text:p>297.950</text:p>
          </table:table-cell>
          <table:table-cell office:value-type="percentage" office:value="0.82010982507810237" table:style-name="ce39">
            <text:p>82,0%</text:p>
          </table:table-cell>
          <table:table-cell office:value-type="float" office:value="110751" table:style-name="ce38">
            <text:p>110.751</text:p>
          </table:table-cell>
          <table:table-cell office:value-type="percentage" office:value="0.41358488029486562" table:style-name="ce39">
            <text:p>41,4%</text:p>
          </table:table-cell>
          <table:table-cell office:value-type="float" office:value="37128" table:style-name="ce38">
            <text:p>37.128</text:p>
          </table:table-cell>
          <table:table-cell office:value-type="percentage" office:value="0.17595708178914343" table:style-name="ce39">
            <text:p>17,6%</text:p>
          </table:table-cell>
          <table:table-cell office:value-type="float" office:value="2163" table:style-name="ce38">
            <text:p>2.163</text:p>
          </table:table-cell>
          <table:table-cell office:value-type="percentage" office:value="1.3081975541604673E-2" table:style-name="ce39">
            <text:p>1,3%</text:p>
          </table:table-cell>
          <table:table-cell office:value-type="float" office:value="1565829" table:style-name="ce38">
            <text:p>1.565.82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1950687718753292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74" table:style-name="ce38">
            <text:p>135.474</text:p>
          </table:table-cell>
          <table:table-cell office:value-type="percentage" office:value="1" table:style-name="ce39">
            <text:p>100,0%</text:p>
          </table:table-cell>
          <table:table-cell office:value-type="float" office:value="156210" table:style-name="ce38">
            <text:p>156.210</text:p>
          </table:table-cell>
          <table:table-cell office:value-type="percentage" office:value="0.98182915255089531" table:style-name="ce39">
            <text:p>98,2%</text:p>
          </table:table-cell>
          <table:table-cell office:value-type="float" office:value="196978" table:style-name="ce38">
            <text:p>196.978</text:p>
          </table:table-cell>
          <table:table-cell office:value-type="percentage" office:value="0.90173225174415406" table:style-name="ce39">
            <text:p>90,2%</text:p>
          </table:table-cell>
          <table:table-cell office:value-type="float" office:value="254483" table:style-name="ce38">
            <text:p>254.483</text:p>
          </table:table-cell>
          <table:table-cell office:value-type="percentage" office:value="0.82764620558218804" table:style-name="ce39">
            <text:p>82,8%</text:p>
          </table:table-cell>
          <table:table-cell office:value-type="float" office:value="244994" table:style-name="ce38">
            <text:p>244.994</text:p>
          </table:table-cell>
          <table:table-cell office:value-type="percentage" office:value="0.74104747357118006" table:style-name="ce39">
            <text:p>74,1%</text:p>
          </table:table-cell>
          <table:table-cell office:value-type="float" office:value="140218" table:style-name="ce38">
            <text:p>140.218</text:p>
          </table:table-cell>
          <table:table-cell office:value-type="percentage" office:value="0.52733160085896635" table:style-name="ce39">
            <text:p>52,7%</text:p>
          </table:table-cell>
          <table:table-cell office:value-type="float" office:value="53880" table:style-name="ce38">
            <text:p>53.880</text:p>
          </table:table-cell>
          <table:table-cell office:value-type="percentage" office:value="0.24705510135770259" table:style-name="ce39">
            <text:p>24,7%</text:p>
          </table:table-cell>
          <table:table-cell office:value-type="float" office:value="1882" table:style-name="ce38">
            <text:p>1.882</text:p>
          </table:table-cell>
          <table:table-cell office:value-type="percentage" office:value="1.0817832754696157E-2" table:style-name="ce39">
            <text:p>1,1%</text:p>
          </table:table-cell>
          <table:table-cell office:value-type="float" office:value="1184119" table:style-name="ce38">
            <text:p>1.184.11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5464920078903843" table:style-name="ce39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512" table:style-name="ce38">
            <text:p>449.512</text:p>
          </table:table-cell>
          <table:table-cell office:value-type="percentage" office:value="1" table:style-name="ce39">
            <text:p>100,0%</text:p>
          </table:table-cell>
          <table:table-cell office:value-type="float" office:value="606384" table:style-name="ce38">
            <text:p>606.384</text:p>
          </table:table-cell>
          <table:table-cell office:value-type="percentage" office:value="0.95449651498838328" table:style-name="ce39">
            <text:p>95,4%</text:p>
          </table:table-cell>
          <table:table-cell office:value-type="float" office:value="756354" table:style-name="ce38">
            <text:p>756.354</text:p>
          </table:table-cell>
          <table:table-cell office:value-type="percentage" office:value="0.90301868230529714" table:style-name="ce39">
            <text:p>90,3%</text:p>
          </table:table-cell>
          <table:table-cell office:value-type="float" office:value="921347" table:style-name="ce38">
            <text:p>921.347</text:p>
          </table:table-cell>
          <table:table-cell office:value-type="percentage" office:value="0.84389437432449765" table:style-name="ce39">
            <text:p>84,4%</text:p>
          </table:table-cell>
          <table:table-cell office:value-type="float" office:value="1005530" table:style-name="ce38">
            <text:p>1.005.530</text:p>
          </table:table-cell>
          <table:table-cell office:value-type="percentage" office:value="0.76364243917813113" table:style-name="ce39">
            <text:p>76,4%</text:p>
          </table:table-cell>
          <table:table-cell office:value-type="float" office:value="505325" table:style-name="ce38">
            <text:p>505.325</text:p>
          </table:table-cell>
          <table:table-cell office:value-type="percentage" office:value="0.48372568089660478" table:style-name="ce39">
            <text:p>48,4%</text:p>
          </table:table-cell>
          <table:table-cell office:value-type="float" office:value="271925" table:style-name="ce38">
            <text:p>271.925</text:p>
          </table:table-cell>
          <table:table-cell office:value-type="percentage" office:value="0.32413119013987973" table:style-name="ce39">
            <text:p>32,4%</text:p>
          </table:table-cell>
          <table:table-cell office:value-type="float" office:value="78430" table:style-name="ce38">
            <text:p>78.430</text:p>
          </table:table-cell>
          <table:table-cell office:value-type="percentage" office:value="0.11952768049548437" table:style-name="ce39">
            <text:p>12,0%</text:p>
          </table:table-cell>
          <table:table-cell office:value-type="float" office:value="4594807" table:style-name="ce38">
            <text:p>4.594.80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6898167830457345" table:style-name="ce39">
            <text:p>6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697" table:style-name="ce38">
            <text:p>291.697</text:p>
          </table:table-cell>
          <table:table-cell office:value-type="percentage" office:value="1" table:style-name="ce39">
            <text:p>100,0%</text:p>
          </table:table-cell>
          <table:table-cell office:value-type="float" office:value="428470" table:style-name="ce38">
            <text:p>428.470</text:p>
          </table:table-cell>
          <table:table-cell office:value-type="percentage" office:value="0.97855031950705929" table:style-name="ce39">
            <text:p>97,9%</text:p>
          </table:table-cell>
          <table:table-cell office:value-type="float" office:value="531070" table:style-name="ce38">
            <text:p>531.070</text:p>
          </table:table-cell>
          <table:table-cell office:value-type="percentage" office:value="0.91449008830295764" table:style-name="ce39">
            <text:p>91,4%</text:p>
          </table:table-cell>
          <table:table-cell office:value-type="float" office:value="690515" table:style-name="ce38">
            <text:p>690.515</text:p>
          </table:table-cell>
          <table:table-cell office:value-type="percentage" office:value="0.91783037852868543" table:style-name="ce39">
            <text:p>91,8%</text:p>
          </table:table-cell>
          <table:table-cell office:value-type="float" office:value="693390" table:style-name="ce38">
            <text:p>693.390</text:p>
          </table:table-cell>
          <table:table-cell office:value-type="percentage" office:value="0.81423176465614833" table:style-name="ce39">
            <text:p>81,4%</text:p>
          </table:table-cell>
          <table:table-cell office:value-type="float" office:value="194855" table:style-name="ce38">
            <text:p>194.855</text:p>
          </table:table-cell>
          <table:table-cell office:value-type="percentage" office:value="0.30035036122812941" table:style-name="ce39">
            <text:p>30,0%</text:p>
          </table:table-cell>
          <table:table-cell office:value-type="float" office:value="79418" table:style-name="ce38">
            <text:p>79.418</text:p>
          </table:table-cell>
          <table:table-cell office:value-type="percentage" office:value="0.15387327900551415" table:style-name="ce39">
            <text:p>15,4%</text:p>
          </table:table-cell>
          <table:table-cell office:value-type="float" office:value="3562" table:style-name="ce38">
            <text:p>3.562</text:p>
          </table:table-cell>
          <table:table-cell office:value-type="percentage" office:value="8.390435563009533E-3" table:style-name="ce39">
            <text:p>0,8%</text:p>
          </table:table-cell>
          <table:table-cell office:value-type="float" office:value="2912977" table:style-name="ce38">
            <text:p>2.912.97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4899267209525591" table:style-name="ce39">
            <text:p>6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79" table:style-name="ce38">
            <text:p>76.979</text:p>
          </table:table-cell>
          <table:table-cell office:value-type="percentage" office:value="1" table:style-name="ce39">
            <text:p>100,0%</text:p>
          </table:table-cell>
          <table:table-cell office:value-type="float" office:value="94930" table:style-name="ce38">
            <text:p>94.930</text:p>
          </table:table-cell>
          <table:table-cell office:value-type="percentage" office:value="1" table:style-name="ce39">
            <text:p>100,0%</text:p>
          </table:table-cell>
          <table:table-cell office:value-type="float" office:value="128144" table:style-name="ce38">
            <text:p>128.144</text:p>
          </table:table-cell>
          <table:table-cell office:value-type="percentage" office:value="1.0227220124983041" table:style-name="ce39">
            <text:p>102,3%</text:p>
          </table:table-cell>
          <table:table-cell office:value-type="float" office:value="156773" table:style-name="ce38">
            <text:p>156.773</text:p>
          </table:table-cell>
          <table:table-cell office:value-type="percentage" office:value="0.92646676437216335" table:style-name="ce39">
            <text:p>92,6%</text:p>
          </table:table-cell>
          <table:table-cell office:value-type="float" office:value="139042" table:style-name="ce38">
            <text:p>139.042</text:p>
          </table:table-cell>
          <table:table-cell office:value-type="percentage" office:value="0.87176947095188528" table:style-name="ce39">
            <text:p>87,2%</text:p>
          </table:table-cell>
          <table:table-cell office:value-type="float" office:value="87551" table:style-name="ce38">
            <text:p>87.551</text:p>
          </table:table-cell>
          <table:table-cell office:value-type="percentage" office:value="0.65591591186628606" table:style-name="ce39">
            <text:p>65,6%</text:p>
          </table:table-cell>
          <table:table-cell office:value-type="float" office:value="22860" table:style-name="ce38">
            <text:p>22.860</text:p>
          </table:table-cell>
          <table:table-cell office:value-type="percentage" office:value="0.2017296152488528" table:style-name="ce39">
            <text:p>20,2%</text:p>
          </table:table-cell>
          <table:table-cell office:value-type="float" office:value="1196" table:style-name="ce38">
            <text:p>1.196</text:p>
          </table:table-cell>
          <table:table-cell office:value-type="percentage" office:value="1.4112094395280236E-2" table:style-name="ce39">
            <text:p>1,4%</text:p>
          </table:table-cell>
          <table:table-cell office:value-type="float" office:value="707475" table:style-name="ce38">
            <text:p>707.47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4202595452033016" table:style-name="ce39">
            <text:p>7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569" table:style-name="ce38">
            <text:p>239.569</text:p>
          </table:table-cell>
          <table:table-cell office:value-type="percentage" office:value="1" table:style-name="ce39">
            <text:p>100,0%</text:p>
          </table:table-cell>
          <table:table-cell office:value-type="float" office:value="288541" table:style-name="ce38">
            <text:p>288.541</text:p>
          </table:table-cell>
          <table:table-cell office:value-type="percentage" office:value="0.99578619694783999" table:style-name="ce39">
            <text:p>99,6%</text:p>
          </table:table-cell>
          <table:table-cell office:value-type="float" office:value="334411" table:style-name="ce38">
            <text:p>334.411</text:p>
          </table:table-cell>
          <table:table-cell office:value-type="percentage" office:value="0.96392324610076474" table:style-name="ce39">
            <text:p>96,4%</text:p>
          </table:table-cell>
          <table:table-cell office:value-type="float" office:value="377601" table:style-name="ce38">
            <text:p>377.601</text:p>
          </table:table-cell>
          <table:table-cell office:value-type="percentage" office:value="0.93030606890061074" table:style-name="ce39">
            <text:p>93,0%</text:p>
          </table:table-cell>
          <table:table-cell office:value-type="float" office:value="383797" table:style-name="ce38">
            <text:p>383.797</text:p>
          </table:table-cell>
          <table:table-cell office:value-type="percentage" office:value="0.86592693035754176" table:style-name="ce39">
            <text:p>86,6%</text:p>
          </table:table-cell>
          <table:table-cell office:value-type="float" office:value="148100" table:style-name="ce38">
            <text:p>148.100</text:p>
          </table:table-cell>
          <table:table-cell office:value-type="percentage" office:value="0.45793548706278137" table:style-name="ce39">
            <text:p>45,8%</text:p>
          </table:table-cell>
          <table:table-cell office:value-type="float" office:value="26546" table:style-name="ce38">
            <text:p>26.546</text:p>
          </table:table-cell>
          <table:table-cell office:value-type="percentage" office:value="0.11492720180447742" table:style-name="ce39">
            <text:p>11,5%</text:p>
          </table:table-cell>
          <table:table-cell office:value-type="float" office:value="1462" table:style-name="ce38">
            <text:p>1.462</text:p>
          </table:table-cell>
          <table:table-cell office:value-type="percentage" office:value="8.1219063703078208E-3" table:style-name="ce39">
            <text:p>0,8%</text:p>
          </table:table-cell>
          <table:table-cell office:value-type="float" office:value="1800027" table:style-name="ce38">
            <text:p>1.800.02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3335881037947892" table:style-name="ce39">
            <text:p>7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7" table:style-name="ce38">
            <text:p>23.077</text:p>
          </table:table-cell>
          <table:table-cell office:value-type="percentage" office:value="1" table:style-name="ce39">
            <text:p>100,0%</text:p>
          </table:table-cell>
          <table:table-cell office:value-type="float" office:value="28417" table:style-name="ce38">
            <text:p>28.417</text:p>
          </table:table-cell>
          <table:table-cell office:value-type="percentage" office:value="1" table:style-name="ce39">
            <text:p>100,0%</text:p>
          </table:table-cell>
          <table:table-cell office:value-type="float" office:value="35947" table:style-name="ce38">
            <text:p>35.947</text:p>
          </table:table-cell>
          <table:table-cell office:value-type="percentage" office:value="0.95304629089559356" table:style-name="ce39">
            <text:p>95,3%</text:p>
          </table:table-cell>
          <table:table-cell office:value-type="float" office:value="42943" table:style-name="ce38">
            <text:p>42.943</text:p>
          </table:table-cell>
          <table:table-cell office:value-type="percentage" office:value="0.90095250083920775" table:style-name="ce39">
            <text:p>90,1%</text:p>
          </table:table-cell>
          <table:table-cell office:value-type="float" office:value="41028" table:style-name="ce38">
            <text:p>41.028</text:p>
          </table:table-cell>
          <table:table-cell office:value-type="percentage" office:value="0.77488809564281258" table:style-name="ce39">
            <text:p>77,5%</text:p>
          </table:table-cell>
          <table:table-cell office:value-type="float" office:value="13122" table:style-name="ce38">
            <text:p>13.122</text:p>
          </table:table-cell>
          <table:table-cell office:value-type="percentage" office:value="0.33373178361606348" table:style-name="ce39">
            <text:p>33,4%</text:p>
          </table:table-cell>
          <table:table-cell office:value-type="float" office:value="5511" table:style-name="ce38">
            <text:p>5.511</text:p>
          </table:table-cell>
          <table:table-cell office:value-type="percentage" office:value="0.18093768468054369" table:style-name="ce39">
            <text:p>18,1%</text:p>
          </table:table-cell>
          <table:table-cell office:value-type="float" office:value="517" table:style-name="ce38">
            <text:p>517</text:p>
          </table:table-cell>
          <table:table-cell office:value-type="percentage" office:value="2.0249099169669434E-2" table:style-name="ce39">
            <text:p>2,0%</text:p>
          </table:table-cell>
          <table:table-cell office:value-type="float" office:value="190562" table:style-name="ce38">
            <text:p>190.56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7106384477233516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037" table:style-name="ce38">
            <text:p>369.037</text:p>
          </table:table-cell>
          <table:table-cell office:value-type="percentage" office:value="1" table:style-name="ce39">
            <text:p>100,0%</text:p>
          </table:table-cell>
          <table:table-cell office:value-type="float" office:value="505387" table:style-name="ce38">
            <text:p>505.387</text:p>
          </table:table-cell>
          <table:table-cell office:value-type="percentage" office:value="0.96066385214444161" table:style-name="ce39">
            <text:p>96,1%</text:p>
          </table:table-cell>
          <table:table-cell office:value-type="float" office:value="662384" table:style-name="ce38">
            <text:p>662.384</text:p>
          </table:table-cell>
          <table:table-cell office:value-type="percentage" office:value="0.9417920358071612" table:style-name="ce39">
            <text:p>94,2%</text:p>
          </table:table-cell>
          <table:table-cell office:value-type="float" office:value="900356" table:style-name="ce38">
            <text:p>900.356</text:p>
          </table:table-cell>
          <table:table-cell office:value-type="percentage" office:value="0.92554660186290261" table:style-name="ce39">
            <text:p>92,6%</text:p>
          </table:table-cell>
          <table:table-cell office:value-type="float" office:value="914773" table:style-name="ce38">
            <text:p>914.773</text:p>
          </table:table-cell>
          <table:table-cell office:value-type="percentage" office:value="0.78455896415948601" table:style-name="ce39">
            <text:p>78,5%</text:p>
          </table:table-cell>
          <table:table-cell office:value-type="float" office:value="487675" table:style-name="ce38">
            <text:p>487.675</text:p>
          </table:table-cell>
          <table:table-cell office:value-type="percentage" office:value="0.51353670864748746" table:style-name="ce39">
            <text:p>51,4%</text:p>
          </table:table-cell>
          <table:table-cell office:value-type="float" office:value="200389" table:style-name="ce38">
            <text:p>200.389</text:p>
          </table:table-cell>
          <table:table-cell office:value-type="percentage" office:value="0.26989326239940736" table:style-name="ce39">
            <text:p>27,0%</text:p>
          </table:table-cell>
          <table:table-cell office:value-type="float" office:value="27088" table:style-name="ce38">
            <text:p>27.088</text:p>
          </table:table-cell>
          <table:table-cell office:value-type="percentage" office:value="4.8935762778614812E-2" table:style-name="ce39">
            <text:p>4,9%</text:p>
          </table:table-cell>
          <table:table-cell office:value-type="float" office:value="4067089" table:style-name="ce38">
            <text:p>4.067.08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8034992673894024" table:style-name="ce39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19" table:style-name="ce38">
            <text:p>72.419</text:p>
          </table:table-cell>
          <table:table-cell office:value-type="percentage" office:value="1" table:style-name="ce39">
            <text:p>100,0%</text:p>
          </table:table-cell>
          <table:table-cell office:value-type="float" office:value="99522" table:style-name="ce38">
            <text:p>99.522</text:p>
          </table:table-cell>
          <table:table-cell office:value-type="percentage" office:value="0.96718141089806509" table:style-name="ce39">
            <text:p>96,7%</text:p>
          </table:table-cell>
          <table:table-cell office:value-type="float" office:value="128838" table:style-name="ce38">
            <text:p>128.838</text:p>
          </table:table-cell>
          <table:table-cell office:value-type="percentage" office:value="0.87699187932665801" table:style-name="ce39">
            <text:p>87,7%</text:p>
          </table:table-cell>
          <table:table-cell office:value-type="float" office:value="188322" table:style-name="ce38">
            <text:p>188.322</text:p>
          </table:table-cell>
          <table:table-cell office:value-type="percentage" office:value="0.88307949131560193" table:style-name="ce39">
            <text:p>88,3%</text:p>
          </table:table-cell>
          <table:table-cell office:value-type="float" office:value="198073" table:style-name="ce38">
            <text:p>198.073</text:p>
          </table:table-cell>
          <table:table-cell office:value-type="percentage" office:value="0.77933324677266413" table:style-name="ce39">
            <text:p>77,9%</text:p>
          </table:table-cell>
          <table:table-cell office:value-type="float" office:value="103633" table:style-name="ce38">
            <text:p>103.633</text:p>
          </table:table-cell>
          <table:table-cell office:value-type="percentage" office:value="0.49584455725515902" table:style-name="ce39">
            <text:p>49,6%</text:p>
          </table:table-cell>
          <table:table-cell office:value-type="float" office:value="24334" table:style-name="ce38">
            <text:p>24.334</text:p>
          </table:table-cell>
          <table:table-cell office:value-type="percentage" office:value="0.14127304816311365" table:style-name="ce39">
            <text:p>14,1%</text:p>
          </table:table-cell>
          <table:table-cell office:value-type="float" office:value="1650" table:style-name="ce38">
            <text:p>1.650</text:p>
          </table:table-cell>
          <table:table-cell office:value-type="percentage" office:value="1.162839866379128E-2" table:style-name="ce39">
            <text:p>1,2%</text:p>
          </table:table-cell>
          <table:table-cell office:value-type="float" office:value="816791" table:style-name="ce38">
            <text:p>816.79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2343938076704952" table:style-name="ce39">
            <text:p>6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5" table:style-name="ce38">
            <text:p>41.935</text:p>
          </table:table-cell>
          <table:table-cell office:value-type="percentage" office:value="1" table:style-name="ce39">
            <text:p>100,0%</text:p>
          </table:table-cell>
          <table:table-cell office:value-type="float" office:value="55524" table:style-name="ce38">
            <text:p>55.524</text:p>
          </table:table-cell>
          <table:table-cell office:value-type="percentage" office:value="0.99519644393461426" table:style-name="ce39">
            <text:p>99,5%</text:p>
          </table:table-cell>
          <table:table-cell office:value-type="float" office:value="68950" table:style-name="ce38">
            <text:p>68.950</text:p>
          </table:table-cell>
          <table:table-cell office:value-type="percentage" office:value="0.93372515031688419" table:style-name="ce39">
            <text:p>93,4%</text:p>
          </table:table-cell>
          <table:table-cell office:value-type="float" office:value="87479" table:style-name="ce38">
            <text:p>87.479</text:p>
          </table:table-cell>
          <table:table-cell office:value-type="percentage" office:value="0.90469936087037461" table:style-name="ce39">
            <text:p>90,5%</text:p>
          </table:table-cell>
          <table:table-cell office:value-type="float" office:value="87773" table:style-name="ce38">
            <text:p>87.773</text:p>
          </table:table-cell>
          <table:table-cell office:value-type="percentage" office:value="0.81269791300161109" table:style-name="ce39">
            <text:p>81,3%</text:p>
          </table:table-cell>
          <table:table-cell office:value-type="float" office:value="47697" table:style-name="ce38">
            <text:p>47.697</text:p>
          </table:table-cell>
          <table:table-cell office:value-type="percentage" office:value="0.58638325075914977" table:style-name="ce39">
            <text:p>58,6%</text:p>
          </table:table-cell>
          <table:table-cell office:value-type="float" office:value="20745" table:style-name="ce38">
            <text:p>20.745</text:p>
          </table:table-cell>
          <table:table-cell office:value-type="percentage" office:value="0.30450482187678896" table:style-name="ce39">
            <text:p>30,5%</text:p>
          </table:table-cell>
          <table:table-cell office:value-type="float" office:value="2690" table:style-name="ce38">
            <text:p>2.690</text:p>
          </table:table-cell>
          <table:table-cell office:value-type="percentage" office:value="4.7705185500461093E-2" table:style-name="ce39">
            <text:p>4,8%</text:p>
          </table:table-cell>
          <table:table-cell office:value-type="float" office:value="412793" table:style-name="ce38">
            <text:p>412.79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1005445907312925" table:style-name="ce39">
            <text:p>7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59" table:style-name="ce38">
            <text:p>161.359</text:p>
          </table:table-cell>
          <table:table-cell office:value-type="percentage" office:value="1.0215827793605572" table:style-name="ce39">
            <text:p>102,2%</text:p>
          </table:table-cell>
          <table:table-cell office:value-type="float" office:value="211396" table:style-name="ce38">
            <text:p>211.396</text:p>
          </table:table-cell>
          <table:table-cell office:value-type="percentage" office:value="0.9920922090660359" table:style-name="ce39">
            <text:p>99,2%</text:p>
          </table:table-cell>
          <table:table-cell office:value-type="float" office:value="267859" table:style-name="ce38">
            <text:p>267.859</text:p>
          </table:table-cell>
          <table:table-cell office:value-type="percentage" office:value="0.95623288673742235" table:style-name="ce39">
            <text:p>95,6%</text:p>
          </table:table-cell>
          <table:table-cell office:value-type="float" office:value="307672" table:style-name="ce38">
            <text:p>307.672</text:p>
          </table:table-cell>
          <table:table-cell office:value-type="percentage" office:value="0.90497886621742063" table:style-name="ce39">
            <text:p>90,5%</text:p>
          </table:table-cell>
          <table:table-cell office:value-type="float" office:value="295894" table:style-name="ce38">
            <text:p>295.894</text:p>
          </table:table-cell>
          <table:table-cell office:value-type="percentage" office:value="0.81708654002811121" table:style-name="ce39">
            <text:p>81,7%</text:p>
          </table:table-cell>
          <table:table-cell office:value-type="float" office:value="129028" table:style-name="ce38">
            <text:p>129.028</text:p>
          </table:table-cell>
          <table:table-cell office:value-type="percentage" office:value="0.49522727534418504" table:style-name="ce39">
            <text:p>49,5%</text:p>
          </table:table-cell>
          <table:table-cell office:value-type="float" office:value="40022" table:style-name="ce38">
            <text:p>40.022</text:p>
          </table:table-cell>
          <table:table-cell office:value-type="percentage" office:value="0.19858683894528964" table:style-name="ce39">
            <text:p>19,9%</text:p>
          </table:table-cell>
          <table:table-cell office:value-type="float" office:value="6700" table:style-name="ce38">
            <text:p>6.700</text:p>
          </table:table-cell>
          <table:table-cell office:value-type="percentage" office:value="3.9737613133577689E-2" table:style-name="ce39">
            <text:p>4,0%</text:p>
          </table:table-cell>
          <table:table-cell office:value-type="float" office:value="1419930" table:style-name="ce38">
            <text:p>1.419.93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1571108645762505" table:style-name="ce39">
            <text:p>71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9" table:style-name="ce38">
            <text:p>2.349</text:p>
          </table:table-cell>
          <table:table-cell office:value-type="percentage" office:value="0.90172744721689058" table:style-name="ce39">
            <text:p>90,2%</text:p>
          </table:table-cell>
          <table:table-cell office:value-type="float" office:value="3802" table:style-name="ce38">
            <text:p>3.802</text:p>
          </table:table-cell>
          <table:table-cell office:value-type="percentage" office:value="0.8805002315886985" table:style-name="ce39">
            <text:p>88,1%</text:p>
          </table:table-cell>
          <table:table-cell office:value-type="float" office:value="7065" table:style-name="ce38">
            <text:p>7.065</text:p>
          </table:table-cell>
          <table:table-cell office:value-type="percentage" office:value="0.89919816723940438" table:style-name="ce39">
            <text:p>89,9%</text:p>
          </table:table-cell>
          <table:table-cell office:value-type="float" office:value="9770" table:style-name="ce38">
            <text:p>9.770</text:p>
          </table:table-cell>
          <table:table-cell office:value-type="percentage" office:value="0.84544825199030804" table:style-name="ce39">
            <text:p>84,5%</text:p>
          </table:table-cell>
          <table:table-cell office:value-type="float" office:value="9760" table:style-name="ce38">
            <text:p>9.760</text:p>
          </table:table-cell>
          <table:table-cell office:value-type="percentage" office:value="0.77202974212940989" table:style-name="ce39">
            <text:p>77,2%</text:p>
          </table:table-cell>
          <table:table-cell office:value-type="float" office:value="7174" table:style-name="ce38">
            <text:p>7.174</text:p>
          </table:table-cell>
          <table:table-cell office:value-type="percentage" office:value="0.60316125777703045" table:style-name="ce39">
            <text:p>60,3%</text:p>
          </table:table-cell>
          <table:table-cell office:value-type="float" office:value="5867" table:style-name="ce38">
            <text:p>5.867</text:p>
          </table:table-cell>
          <table:table-cell office:value-type="percentage" office:value="0.5349685419896052" table:style-name="ce39">
            <text:p>53,5%</text:p>
          </table:table-cell>
          <table:table-cell office:value-type="float" office:value="2297" table:style-name="ce38">
            <text:p>2.297</text:p>
          </table:table-cell>
          <table:table-cell office:value-type="percentage" office:value="0.25169844400613633" table:style-name="ce39">
            <text:p>25,2%</text:p>
          </table:table-cell>
          <table:table-cell office:value-type="float" office:value="48084" table:style-name="ce38">
            <text:p>48.08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7757345170154304" table:style-name="ce39">
            <text:p>67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0" table:style-name="ce38">
            <text:p>1.930</text:p>
          </table:table-cell>
          <table:table-cell office:value-type="percentage" office:value="0.82162622392507445" table:style-name="ce39">
            <text:p>82,2%</text:p>
          </table:table-cell>
          <table:table-cell office:value-type="float" office:value="3191" table:style-name="ce38">
            <text:p>3.191</text:p>
          </table:table-cell>
          <table:table-cell office:value-type="percentage" office:value="0.8513874066168623" table:style-name="ce39">
            <text:p>85,1%</text:p>
          </table:table-cell>
          <table:table-cell office:value-type="float" office:value="6772" table:style-name="ce38">
            <text:p>6.772</text:p>
          </table:table-cell>
          <table:table-cell office:value-type="percentage" office:value="0.86521016992461985" table:style-name="ce39">
            <text:p>86,5%</text:p>
          </table:table-cell>
          <table:table-cell office:value-type="float" office:value="9067" table:style-name="ce38">
            <text:p>9.067</text:p>
          </table:table-cell>
          <table:table-cell office:value-type="percentage" office:value="0.80246039472519692" table:style-name="ce39">
            <text:p>80,2%</text:p>
          </table:table-cell>
          <table:table-cell office:value-type="float" office:value="9186" table:style-name="ce38">
            <text:p>9.186</text:p>
          </table:table-cell>
          <table:table-cell office:value-type="percentage" office:value="0.76537243792701215" table:style-name="ce39">
            <text:p>76,5%</text:p>
          </table:table-cell>
          <table:table-cell office:value-type="float" office:value="7077" table:style-name="ce38">
            <text:p>7.077</text:p>
          </table:table-cell>
          <table:table-cell office:value-type="percentage" office:value="0.58328525508942553" table:style-name="ce39">
            <text:p>58,3%</text:p>
          </table:table-cell>
          <table:table-cell office:value-type="float" office:value="5616" table:style-name="ce38">
            <text:p>5.616</text:p>
          </table:table-cell>
          <table:table-cell office:value-type="percentage" office:value="0.46819508128386828" table:style-name="ce39">
            <text:p>46,8%</text:p>
          </table:table-cell>
          <table:table-cell office:value-type="float" office:value="2650" table:style-name="ce38">
            <text:p>2.650</text:p>
          </table:table-cell>
          <table:table-cell office:value-type="percentage" office:value="0.27679130979736788" table:style-name="ce39">
            <text:p>27,7%</text:p>
          </table:table-cell>
          <table:table-cell office:value-type="float" office:value="45489" table:style-name="ce38">
            <text:p>45.48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4134955658634929" table:style-name="ce39">
            <text:p>64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65" table:style-name="ce38">
            <text:p>3.265</text:p>
          </table:table-cell>
          <table:table-cell office:value-type="string" table:style-name="ce39">
            <text:p>-</text:p>
          </table:table-cell>
          <table:table-cell office:value-type="float" office:value="8589" table:style-name="ce38">
            <text:p>8.589</text:p>
          </table:table-cell>
          <table:table-cell office:value-type="string" table:style-name="ce39">
            <text:p>-</text:p>
          </table:table-cell>
          <table:table-cell office:value-type="float" office:value="19507" table:style-name="ce38">
            <text:p>19.507</text:p>
          </table:table-cell>
          <table:table-cell office:value-type="string" table:style-name="ce39">
            <text:p>-</text:p>
          </table:table-cell>
          <table:table-cell office:value-type="float" office:value="26763" table:style-name="ce38">
            <text:p>26.763</text:p>
          </table:table-cell>
          <table:table-cell office:value-type="string" table:style-name="ce39">
            <text:p>-</text:p>
          </table:table-cell>
          <table:table-cell office:value-type="float" office:value="19685" table:style-name="ce38">
            <text:p>19.685</text:p>
          </table:table-cell>
          <table:table-cell office:value-type="string" table:style-name="ce39">
            <text:p>-</text:p>
          </table:table-cell>
          <table:table-cell office:value-type="float" office:value="710" table:style-name="ce38">
            <text:p>710</text:p>
          </table:table-cell>
          <table:table-cell office:value-type="string" table:style-name="ce39">
            <text:p>-</text:p>
          </table:table-cell>
          <table:table-cell office:value-type="float" office:value="78557" table:style-name="ce38">
            <text:p>78.55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31" table:style-name="ce41">
            <text:p>131</text:p>
          </table:table-cell>
          <table:table-cell office:value-type="string" table:style-name="ce42">
            <text:p>-</text:p>
          </table:table-cell>
          <table:table-cell office:value-type="float" office:value="406" table:style-name="ce41">
            <text:p>406</text:p>
          </table:table-cell>
          <table:table-cell office:value-type="string" table:style-name="ce42">
            <text:p>-</text:p>
          </table:table-cell>
          <table:table-cell office:value-type="float" office:value="735" table:style-name="ce41">
            <text:p>735</text:p>
          </table:table-cell>
          <table:table-cell office:value-type="string" table:style-name="ce42">
            <text:p>-</text:p>
          </table:table-cell>
          <table:table-cell office:value-type="float" office:value="775" table:style-name="ce41">
            <text:p>775</text:p>
          </table:table-cell>
          <table:table-cell office:value-type="string" table:style-name="ce42">
            <text:p>-</text:p>
          </table:table-cell>
          <table:table-cell office:value-type="float" office:value="670" table:style-name="ce41">
            <text:p>670</text:p>
          </table:table-cell>
          <table:table-cell office:value-type="string" table:style-name="ce42">
            <text:p>-</text:p>
          </table:table-cell>
          <table:table-cell office:value-type="float" office:value="48" table:style-name="ce41">
            <text:p>48</text:p>
          </table:table-cell>
          <table:table-cell office:value-type="string" table:style-name="ce42">
            <text:p>-</text:p>
          </table:table-cell>
          <table:table-cell office:value-type="float" office:value="2800" table:style-name="ce41">
            <text:p>2.80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6937" table:style-name="ce45">
            <text:p>2.886.937</text:p>
          </table:table-cell>
          <table:table-cell office:value-type="percentage" office:value="1" table:style-name="ce46">
            <text:p>100,0%</text:p>
          </table:table-cell>
          <table:table-cell office:value-type="float" office:value="3886458" table:style-name="ce45">
            <text:p>3.886.458</text:p>
          </table:table-cell>
          <table:table-cell office:value-type="percentage" office:value="0.9814176354056583" table:style-name="ce46">
            <text:p>98,1%</text:p>
          </table:table-cell>
          <table:table-cell office:value-type="float" office:value="4945994" table:style-name="ce45">
            <text:p>4.945.994</text:p>
          </table:table-cell>
          <table:table-cell office:value-type="percentage" office:value="0.92673917450785892" table:style-name="ce46">
            <text:p>92,7%</text:p>
          </table:table-cell>
          <table:table-cell office:value-type="float" office:value="6254814" table:style-name="ce45">
            <text:p>6.254.814</text:p>
          </table:table-cell>
          <table:table-cell office:value-type="percentage" office:value="0.88931350349323635" table:style-name="ce46">
            <text:p>88,9%</text:p>
          </table:table-cell>
          <table:table-cell office:value-type="float" office:value="6268045" table:style-name="ce45">
            <text:p>6.268.045</text:p>
          </table:table-cell>
          <table:table-cell office:value-type="percentage" office:value="0.79425416736518206" table:style-name="ce46">
            <text:p>79,4%</text:p>
          </table:table-cell>
          <table:table-cell office:value-type="float" office:value="3022687" table:style-name="ce45">
            <text:p>3.022.687</text:p>
          </table:table-cell>
          <table:table-cell office:value-type="percentage" office:value="0.48515112104305291" table:style-name="ce46">
            <text:p>48,5%</text:p>
          </table:table-cell>
          <table:table-cell office:value-type="float" office:value="1136935" table:style-name="ce45">
            <text:p>1.136.935</text:p>
          </table:table-cell>
          <table:table-cell office:value-type="percentage" office:value="0.22993281614030547" table:style-name="ce46">
            <text:p>23,0%</text:p>
          </table:table-cell>
          <table:table-cell office:value-type="float" office:value="185588" table:style-name="ce45">
            <text:p>185.588</text:p>
          </table:table-cell>
          <table:table-cell office:value-type="percentage" office:value="4.7725118459037319E-2" table:style-name="ce46">
            <text:p>4,8%</text:p>
          </table:table-cell>
          <table:table-cell office:value-type="float" office:value="28587458" table:style-name="ce45">
            <text:p>28.587.45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7871736510218805" table:style-name="ce46">
            <text:p>67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09T15:36:17Z</meta:creation-date>
    <dc:date>2021-08-09T15:36:41Z</dc:date>
  </office:meta>
</office:document-meta>
</file>